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style: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fo:text-align="start" style:justify-single-word="false"/>
      <style:text-properties officeooo:rsid="00137609" officeooo:paragraph-rsid="00137609"/>
    </style:style>
    <style:style style:name="P8" style:family="paragraph" style:parent-style-name="example">
      <style:text-properties officeooo:paragraph-rsid="001cfea7"/>
    </style:style>
    <style:style style:name="P9" style:family="paragraph" style:parent-style-name="example">
      <style:text-properties officeooo:rsid="001e9400" officeooo:paragraph-rsid="001e9400"/>
    </style:style>
    <style:style style:name="P10" style:family="paragraph" style:parent-style-name="example">
      <style:text-properties officeooo:rsid="00201777" officeooo:paragraph-rsid="00201777"/>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italic" fo:font-weight="normal" style:font-style-asian="italic" style:font-weight-asian="normal" style:font-style-complex="italic" style:font-weight-complex="normal"/>
    </style:style>
    <style:style style:name="P13" style:family="paragraph" style:parent-style-name="Text_20_body">
      <style:text-properties style:font-name="Courier New1" fo:font-size="9pt" fo:font-weight="bold" officeooo:rsid="00137609" officeooo:paragraph-rsid="00137609" style:font-size-asian="9pt" style:font-weight-asian="bold" style:font-size-complex="9pt" style:font-weight-complex="bold"/>
    </style:style>
    <style:style style:name="P14" style:family="paragraph" style:parent-style-name="Text_20_body">
      <style:text-properties officeooo:rsid="00183bd6" officeooo:paragraph-rsid="00183bd6"/>
    </style:style>
    <style:style style:name="P15" style:family="paragraph" style:parent-style-name="Text_20_body">
      <style:text-properties officeooo:rsid="001cfea7" officeooo:paragraph-rsid="001cfea7"/>
    </style:style>
    <style:style style:name="P16" style:family="paragraph" style:parent-style-name="Text_20_body">
      <style:text-properties officeooo:rsid="001e9400" officeooo:paragraph-rsid="001e9400"/>
    </style:style>
    <style:style style:name="P17"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18" style:family="paragraph" style:parent-style-name="Standard">
      <style:text-properties officeooo:rsid="00201777" officeooo:paragraph-rsid="00201777"/>
    </style:style>
    <style:style style:name="P19" style:family="paragraph" style:parent-style-name="Standard" style:list-style-name="L10"/>
    <style:style style:name="P20" style:family="paragraph" style:parent-style-name="Standard" style:list-style-name="List_20_1"/>
    <style:style style:name="P21" style:family="paragraph" style:parent-style-name="example" style:list-style-name="L2"/>
    <style:style style:name="P22" style:family="paragraph" style:parent-style-name="example" style:list-style-name="L4"/>
    <style:style style:name="P23" style:family="paragraph" style:parent-style-name="example">
      <style:paragraph-properties>
        <style:tab-stops>
          <style:tab-stop style:position="0.801cm"/>
          <style:tab-stop style:position="5.087cm"/>
        </style:tab-stops>
      </style:paragraph-properties>
    </style:style>
    <style:style style:name="P24" style:family="paragraph" style:parent-style-name="Text_20_body" style:list-style-name="List_20_1"/>
    <style:style style:name="P25" style:family="paragraph" style:parent-style-name="Text_20_body" style:list-style-name="List_20_1">
      <style:paragraph-properties>
        <style:tab-stops>
          <style:tab-stop style:position="4.794cm"/>
        </style:tab-stops>
      </style:paragraph-properties>
    </style:style>
    <style:style style:name="P26" style:family="paragraph" style:parent-style-name="Text_20_body" style:list-style-name="List_20_1">
      <style:paragraph-properties>
        <style:tab-stops>
          <style:tab-stop style:position="4.794cm"/>
        </style:tab-stops>
      </style:paragraph-properties>
      <style:text-properties officeooo:paragraph-rsid="0013c3a7"/>
    </style:style>
    <style:style style:name="P27"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28"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29" style:family="paragraph" style:parent-style-name="Text_20_body" style:list-style-name="L10">
      <style:paragraph-properties>
        <style:tab-stops>
          <style:tab-stop style:position="3.766cm"/>
        </style:tab-stops>
      </style:paragraph-properties>
      <style:text-properties fo:font-weight="bold" style:font-weight-asian="bold" style:font-weight-complex="bold"/>
    </style:style>
    <style:style style:name="P30" style:family="paragraph" style:parent-style-name="Text_20_body" style:list-style-name="List_20_1">
      <style:text-properties fo:font-weight="bold" style:font-weight-asian="bold" style:font-weight-complex="bold"/>
    </style:style>
    <style:style style:name="P31" style:family="paragraph" style:parent-style-name="Text_20_body" style:list-style-name="L13">
      <style:text-properties fo:font-weight="bold" style:font-weight-asian="bold" style:font-weight-complex="bold"/>
    </style:style>
    <style:style style:name="P32" style:family="paragraph" style:parent-style-name="Text_20_body" style:list-style-name="L14">
      <style:text-properties fo:font-weight="bold" style:font-weight-asian="bold" style:font-weight-complex="bold"/>
    </style:style>
    <style:style style:name="P33"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34" style:family="paragraph" style:parent-style-name="Text_20_body" style:list-style-name="List_20_1">
      <style:paragraph-properties>
        <style:tab-stops>
          <style:tab-stop style:position="3.792cm"/>
        </style:tab-stops>
      </style:paragraph-properties>
    </style:style>
    <style:style style:name="P35" style:family="paragraph" style:parent-style-name="Text_20_body" style:list-style-name="L3"/>
    <style:style style:name="P36" style:family="paragraph" style:parent-style-name="Text_20_body" style:list-style-name="L3">
      <style:text-properties officeooo:paragraph-rsid="001b3cee"/>
    </style:style>
    <style:style style:name="P37" style:family="paragraph" style:parent-style-name="Text_20_body" style:list-style-name="L4"/>
    <style:style style:name="P38" style:family="paragraph" style:parent-style-name="Text_20_body" style:list-style-name="L4">
      <style:text-properties officeooo:rsid="001b3cee" officeooo:paragraph-rsid="001b3cee"/>
    </style:style>
    <style:style style:name="P39" style:family="paragraph" style:parent-style-name="Text_20_body" style:list-style-name="L4">
      <style:text-properties officeooo:rsid="001cfea7" officeooo:paragraph-rsid="001cfea7"/>
    </style:style>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0">
      <style:paragraph-properties>
        <style:tab-stops>
          <style:tab-stop style:position="3.791cm"/>
        </style:tab-stops>
      </style:paragraph-properties>
    </style:style>
    <style:style style:name="P47" style:family="paragraph" style:parent-style-name="Text_20_body" style:list-style-name="L10">
      <style:paragraph-properties>
        <style:tab-stops>
          <style:tab-stop style:position="3.766cm"/>
        </style:tab-stops>
      </style:paragraph-properties>
    </style:style>
    <style:style style:name="P48" style:family="paragraph" style:parent-style-name="Text_20_body" style:list-style-name="L10">
      <style:paragraph-properties>
        <style:tab-stops>
          <style:tab-stop style:position="1.882cm"/>
        </style:tab-stops>
      </style:paragraph-properties>
    </style:style>
    <style:style style:name="P49" style:family="paragraph" style:parent-style-name="Text_20_body" style:list-style-name="L11"/>
    <style:style style:name="P50" style:family="paragraph" style:parent-style-name="Text_20_body" style:list-style-name="L11">
      <style:text-properties fo:font-style="normal" fo:font-weight="normal" style:font-style-asian="normal" style:font-weight-asian="normal" style:font-style-complex="normal" style:font-weight-complex="normal"/>
    </style:style>
    <style:style style:name="P51"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52" style:family="paragraph" style:parent-style-name="Text_20_body" style:list-style-name="L12">
      <style:text-properties fo:font-style="normal" fo:font-weight="normal" style:font-style-asian="normal" style:font-weight-asian="normal" style:font-style-complex="normal" style:font-weight-complex="normal"/>
    </style:style>
    <style:style style:name="P53" style:family="paragraph" style:parent-style-name="Text_20_body" style:list-style-name="L13">
      <style:text-properties fo:font-style="normal" fo:font-weight="normal" style:font-style-asian="normal" style:font-weight-asian="normal" style:font-style-complex="normal" style:font-weight-complex="normal"/>
    </style:style>
    <style:style style:name="P54" style:family="paragraph" style:parent-style-name="Text_20_body" style:list-style-name="L12"/>
    <style:style style:name="P55" style:family="paragraph" style:parent-style-name="Text_20_body" style:list-style-name="L14"/>
    <style:style style:name="P56" style:family="paragraph" style:parent-style-name="Text_20_body">
      <style:text-properties officeooo:rsid="002397cf" officeooo:paragraph-rsid="002397cf"/>
    </style:style>
    <style:style style:name="P57" style:family="paragraph" style:parent-style-name="Text_20_body" style:list-style-name="L4" style:master-page-name="">
      <style:paragraph-properties style:page-number="auto" fo:keep-with-next="always"/>
    </style:style>
    <style:style style:name="P58" style:family="paragraph" style:parent-style-name="List" style:list-style-name="List_20_1"/>
    <style:style style:name="P59" style:family="paragraph" style:parent-style-name="List" style:list-style-name="List_20_1">
      <style:text-properties officeooo:paragraph-rsid="00183bd6"/>
    </style:style>
    <style:style style:name="P60" style:family="paragraph" style:parent-style-name="Heading_20_4">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5fde2" style:font-style-asian="italic" style:font-weight-asian="normal" style:font-style-complex="italic" style:font-weight-complex="normal"/>
    </style:style>
    <style:style style:name="T4" style:family="text">
      <style:text-properties fo:font-style="italic" fo:font-weight="normal" officeooo:rsid="001b3cee"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Courier New1" fo:font-size="9pt" style:font-size-asian="9pt" style:font-size-complex="9pt"/>
    </style:style>
    <style:style style:name="T8" style:family="text">
      <style:text-properties style:font-name="Courier New1" fo:font-size="9pt" fo:font-weight="bold" style:font-size-asian="9pt" style:font-weight-asian="bold" style:font-size-complex="9pt" style:font-weight-complex="bold"/>
    </style:style>
    <style:style style:name="T9" style:family="text">
      <style:text-properties style:font-name="Courier New1" fo:font-size="9pt" fo:font-style="italic" style:font-size-asian="9pt" style:font-style-asian="italic" style:font-size-complex="9pt" style:font-style-complex="italic"/>
    </style:style>
    <style:style style:name="T1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1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12"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13"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14"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15"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16" style:family="text">
      <style:text-properties style:font-name="Courier New1" fo:font-size="9pt" fo:font-weight="normal" style:font-size-asian="9pt" style:font-weight-asian="normal" style:font-size-complex="9pt" style:font-weight-complex="normal"/>
    </style:style>
    <style:style style:name="T17" style:family="text">
      <style:text-properties fo:font-weight="bold" style:font-weight-asian="bold" style:font-weight-complex="bold"/>
    </style:style>
    <style:style style:name="T18" style:family="text">
      <style:text-properties fo:font-weight="bold" officeooo:rsid="0013c3a7" style:font-weight-asian="bold" style:font-weight-complex="bold"/>
    </style:style>
    <style:style style:name="T19" style:family="text">
      <style:text-properties fo:font-weight="bold" officeooo:rsid="0019b4fd" style:font-weight-asian="bold" style:font-weight-complex="bold"/>
    </style:style>
    <style:style style:name="T20" style:family="text">
      <style:text-properties fo:font-weight="bold" officeooo:rsid="001ec78f" style:font-weight-asian="bold" style:font-weight-complex="bold"/>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0a0e4"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19b4fd" style:font-weight-asian="normal" style:font-weight-complex="normal"/>
    </style:style>
    <style:style style:name="T29" style:family="text">
      <style:text-properties style:text-underline-style="solid" style:text-underline-width="auto" style:text-underline-color="font-color"/>
    </style:style>
    <style:style style:name="T30" style:family="text">
      <style:text-properties style:font-name="Times New Roman" fo:font-size="10.5pt" style:font-size-asian="10.5pt" style:font-size-complex="10.5pt"/>
    </style:style>
    <style:style style:name="T31" style:family="text">
      <style:text-properties fo:font-size="8pt" fo:font-weight="bold" style:font-size-asian="8pt" style:font-weight-asian="bold" style:font-size-complex="8pt" style:font-weight-complex="bold"/>
    </style:style>
    <style:style style:name="T32" style:family="text">
      <style:text-properties officeooo:rsid="00120962"/>
    </style:style>
    <style:style style:name="T33" style:family="text">
      <style:text-properties officeooo:rsid="00137609"/>
    </style:style>
    <style:style style:name="T34" style:family="text">
      <style:text-properties officeooo:rsid="0013c3a7"/>
    </style:style>
    <style:style style:name="T35" style:family="text">
      <style:text-properties officeooo:rsid="00159b8d"/>
    </style:style>
    <style:style style:name="T36" style:family="text">
      <style:text-properties officeooo:rsid="0015fde2"/>
    </style:style>
    <style:style style:name="T37" style:family="text">
      <style:text-properties officeooo:rsid="00183bd6"/>
    </style:style>
    <style:style style:name="T38" style:family="text">
      <style:text-properties officeooo:rsid="001cfea7"/>
    </style:style>
    <style:style style:name="T39" style:family="text">
      <style:text-properties officeooo:rsid="001e9400"/>
    </style:style>
    <style:style style:name="T40" style:family="text">
      <style:text-properties officeooo:rsid="001ec78f"/>
    </style:style>
    <style:style style:name="T41" style:family="text">
      <style:text-properties officeooo:rsid="00201777"/>
    </style:style>
    <style:style style:name="T42" style:family="text">
      <style:text-properties officeooo:rsid="0020a0e4"/>
    </style:style>
    <style:style style:name="T43" style:family="text">
      <style:text-properties officeooo:rsid="0021bf9d"/>
    </style:style>
    <style:style style:name="T44" style:family="text">
      <style:text-properties officeooo:rsid="00226d41"/>
    </style:style>
    <style:style style:name="T45" style:family="text">
      <style:text-properties officeooo:rsid="00255904"/>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32">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imports táblájából veszi a program. Az imports tábla felépítése <text:span text:style-name="T33">(a járulékos definíciókkal)</text:span>:</text:p>
      <text:p text:style-name="P7">CREATE TYPE execstate AS ENUM ('wait', 'execute', 'ok', 'faile', 'aborted');</text:p>
      <text:p text:style-name="P7">ALTER TYPE <text:s/>execstate OWNER TO lanview2;</text:p>
      <text:p text:style-name="P7"/>
      <text:p text:style-name="P7">COMMENT ON TYPE execstate IS '</text:p>
      <text:p text:style-name="P7">Az importnak küldött üzenet feldolgozásának az állapota:</text:p>
      <text:p text:style-name="P7">wait <text:s text:c="3"/>Feldolgozásra várakozik.</text:p>
      <text:p text:style-name="P7">execute Felgolgozás alatt.</text:p>
      <text:p text:style-name="P7">ok <text:s text:c="5"/>Feldolgozva, nem volt hiba.</text:p>
      <text:p text:style-name="P7">faile <text:s text:c="2"/>A feldolgozás sikertelen.</text:p>
      <text:p text:style-name="P7">aborted Az import az üzenetet eldobta</text:p>
      <text:p text:style-name="P7">';</text:p>
      <text:p text:style-name="P7"/>
      <text:p text:style-name="P7">CREATE TABLE imports (</text:p>
      <text:p text:style-name="P7"><text:s text:c="4"/>import_id <text:s text:c="6"/>bigserial <text:s text:c="2"/>PRIMARY KEY,</text:p>
      <text:p text:style-name="P7"><text:s text:c="4"/>date_of <text:s text:c="8"/>timestamp <text:s text:c="2"/>NOT NULL DEFAULT CURRENTIMESTAMP,</text:p>
      <text:p text:style-name="P7"><text:s text:c="4"/>user_id <text:s text:c="8"/>bigint <text:s text:c="5"/>NOT NULL</text:p>
      <text:p text:style-name="P7"><text:s text:c="8"/>REFERENCES users(user_id) MATCH FULL ON UPDATE RESTRICT ON DELETE CASCADE,</text:p>
      <text:p text:style-name="P7"><text:s text:c="4"/>node_id <text:s text:c="8"/>bigint<text:tab/>NOT NULL</text:p>
      <text:p text:style-name="P7"><text:s text:c="8"/>REFERENCES nodes(node_id) MATCH FULL ON UPDATE RESTRICT ON DELETE CASCADE,</text:p>
      <text:p text:style-name="P7"><text:s text:c="4"/>app_name <text:s text:c="7"/>varchar(32) DEFAULT NULL,</text:p>
      <text:p text:style-name="P7"><text:s text:c="4"/>importext <text:s text:c="4"/>text <text:s text:c="7"/>NOT NULL,</text:p>
      <text:p text:style-name="P7"><text:s text:c="4"/>exec_state <text:s text:c="5"/>execstate <text:s text:c="2"/>NOT NULL DEFAULT 'wait',</text:p>
      <text:p text:style-name="P7"><text:s text:c="4"/>pid <text:s text:c="12"/>bigint <text:s text:c="5"/>DEFAULT NULL,</text:p>
      <text:p text:style-name="P7"><text:s text:c="4"/>started <text:s text:c="8"/>timestamp <text:s text:c="2"/>DEFAULT NULL,</text:p>
      <text:p text:style-name="P7"><text:s text:c="4"/>ended <text:s text:c="10"/>timestamp <text:s text:c="2"/>DEFAULT NULL,</text:p>
      <text:p text:style-name="P7"><text:s text:c="4"/>result_msg <text:s text:c="5"/>text <text:s text:c="7"/>DEFAULT NULL,</text:p>
      <text:p text:style-name="P7"><text:s text:c="4"/>applog_id <text:s text:c="6"/>bigint <text:s text:c="5"/>DEFAULT NULL</text:p>
      <text:p text:style-name="P7"><text:s text:c="8"/>REFERENCES app_errs(applog_id) MATCH SIMPLE ON UPDATE RESTRICT ON DELETE CASCADE</text:p>
      <text:p text:style-name="P7">);</text:p>
      <text:p text:style-name="P7">ALTER TABLE imports OWNER TO lanview2;</text:p>
      <text:p text:style-name="P7"/>
      <text:p text:style-name="P7">COMMENT ON TABLE <text:s/>imports IS 'Az import számára küldött feldolgozandó források táblája.';</text:p>
      <text:p text:style-name="P7">COMMENT ON COLUMN imports.import_id IS 'Egyedi rekord azonosító.';</text:p>
      <text:p text:style-name="P7">COMMENT ON COLUMN imports.date_of IS 'A rekord létrehozásának az időpontja.';</text:p>
      <text:p text:style-name="P7">COMMENT ON COLUMN imports.user_id IS 'Felhasználói azonosító, aki a feldolgozást kezdeményezte.';</text:p>
      <text:p text:style-name="P7">COMMENT ON COLUMN imports.node_id IS 'A munkaállomás azonosítója, ahonnan a feldolgozást kezdeményezték.';</text:p>
      <text:p text:style-name="P7">COMMENT ON COLUMN imports.app_name IS 'Az applikáció neve, ahonnan a feldogozást kezdeményezték.';</text:p>
      <text:p text:style-name="P7">COMMENT ON COLUMN imports.pid IS 'A feldolgozást végző import példány PID-je.';</text:p>
      <text:p text:style-name="P7"><text:soft-page-break/>COMMENT ON COLUMN imports.importext IS 'A feldolgozandó szöveg.';</text:p>
      <text:p text:style-name="P7">COMMENT ON COLUMN imports.exec_state IS 'A feldolgozás állapota.';</text:p>
      <text:p text:style-name="P7">COMMENT ON COLUMN imports.started IS 'A feldolgozás megkezdésének az időpontja.';</text:p>
      <text:p text:style-name="P7">COMMENT ON COLUMN imports.ended IS 'A feldolgozás befejezésének az időpontja.';</text:p>
      <text:p text:style-name="P7">COMMENT ON COLUMN imports.result_msg IS 'Az import válasza a feldolgozásra (hibaüzenet, megjegyzés, stb.).';</text:p>
      <text:p text:style-name="P7">COMMENT ON COLUMN imports.applog_id IS 'Ha feldolgozáskor hiba rekord készült, akkor annak az azonosítója.';</text:p>
      <text:p text:style-name="example"/>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exec_state = 'wait') rekordot, és forrásként feldolgozza az importext mezőben kapott szöveget. A feldolgozás kezdetekor kitölti a pid, started mezőket, és az exec_state mezőt 'executed'-re állítja. A feldolgozás befejeztével kitölti az ended mezőt is, ha nem volt hiba akkor az exec_state, és result_msg 'ok'-ra lesz állítva, ha viszont hiba történt, akkor exec_state értéke 'faile' lesz, a result_msg-be kerül a részletes hiba üzenet, és ha keletkezett a hibáról log rekord, akkor azt a applog_id-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pid, és started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Az import szintaxisa</text:h>
      <text:h text:style-name="Heading_20_3" text:outline-level="3">Kulcsszavak</text:h>
      <text:p text:style-name="P13">MACRO FOR DO TO SET CLEAR BEGIN END ROLLBACK VLAN SUBNET PORTS PORT NAME SHARED SENSORS PLACE PATCH HUB SWITCH NODE HOST ADDRESS PARENT IMAGE FRAME TEL NOTE MESSAGE ALARM PARAM TEMPLATE COPY FROM NULL VIRTUAL INCLUDE PSEUDO OFFS IFTYPE WRITE RE SYS ADD READ UPDATE ARPS ARP SERVER FILE BY SNMP SSH COMMUNITY DHCPD LOCAL PROC CONFIG ATTACHED LOOKUP WORKSTATION LINKS BACK FRONT TCP UDP ICMP IP NIL COMMAND SERVICE PRIME MAX CHECK ATTEMPTS NORMAL INTERVAL RETRY FLAPPING CHANGE TRUE FALSE ON OFF YES NO DELEGATE STATE SUPERIOR TIME PERIODS LINE GROUP USER DAY OF PERIOD PROTOCOL ALERT INTEGER FLOAT DELETE ONLY STRING SAVE TYPE STEP MASK LIST VLANS ID DYNAMIC FIXIP PRIVATE PING NOTIF ALL RIGHTS REMOVE SUB PROPERTIES MAC EXTERNAL LINK LLDP SCAN TABLE FIELD SHAPE TITLE REFINE LEFT DEFAULTS ENUM RIGHT VIEW INSERT EDIT INHERIT NAMES HIDE VALUE DEFAULT FILTER FILTERS ORD SEQUENCE MENU GUI OWN TOOL TIP WHATS THIS EXEC TAG ANY BOOLEAN CHAR IPADDRESS REAL URL BYTEA DATE DISABLE EXPRESSION</text:p>
      <text:h text:style-name="Heading_20_3" text:outline-level="3">Megjegyzések</text:h>
      <text:p text:style-name="Text_20_body">C++ stílusú (/* ... */ vagy // ...) megjegyzéseket lehet használni.</text:p>
      <text:h text:style-name="Heading_20_3" text:outline-level="3">Adatok</text:h>
      <text:list xml:id="list4540563003579694054" text:style-name="List_20_1">
        <text:list-item>
          <text:p text:style-name="P58">64 bites előjeles egész szám.</text:p>
          <text:list>
            <text:list-item text:start-value="1">
              <text:p text:style-name="P58">Ha 0-val kezdődik, nem tartalmazhat csak 0-7 számjegyeket, ekkor oktális számjegy.</text:p>
            </text:list-item>
            <text:list-item>
              <text:p text:style-name="P58">Ha nem nullával, de számjeggyel kezdődik és csak számjegyeket tartalmaz, akkor decimális szám.</text:p>
            </text:list-item>
            <text:list-item>
              <text:p text:style-name="P58">Ha 0x-el kezdődik, akkor hexadecimális számjegy</text:p>
            </text:list-item>
            <text:list-item>
              <text:p text:style-name="P58">A negatív értékek a '-' unáris operátorral adhatóak meg.</text:p>
            </text:list-item>
            <text:list-item>
              <text:p text:style-name="P24">Néhány objektum esetén lehetőség van egy függvényhívás szerű kifejezéssel a rekord id lekérdezésére a név alapján, és ennek használatára egész értékként:</text:p>
              <text:list>
                <text:list-item>
                  <text:p text:style-name="P25"><text:soft-page-break/><text:span text:style-name="T17">ID NODE (</text:span><text:span text:style-name="T1">&lt;név&gt;</text:span><text:span text:style-name="T17">)</text:span><text:tab/>Patch panel, fali csatlakozó, hálózati elem</text:p>
                </text:list-item>
                <text:list-item>
                  <text:p text:style-name="P27"><text:span text:style-name="T17">ID PORT</text:span> <text:span text:style-name="T17">(</text:span><text:span text:style-name="T2">&lt;node név&gt;</text:span><text:span text:style-name="T17">:</text:span><text:span text:style-name="T1">&lt;port név&gt;</text:span><text:span text:style-name="T17">)</text:span><text:tab/>Node név, és port név alapján a port_id.</text:p>
                </text:list-item>
                <text:list-item>
                  <text:p text:style-name="P27"><text:span text:style-name="T17">ID PORT (</text:span><text:span text:style-name="T1">&lt;node név&gt;</text:span><text:span text:style-name="T22">:</text:span><text:span text:style-name="T1">&lt;port index&gt;</text:span><text:span text:style-name="T17">)</text:span><text:tab/>Node név, és port index alapján a port_id.</text:p>
                </text:list-item>
                <text:list-item>
                  <text:p text:style-name="P27"><text:span text:style-name="T17">ID SERVICE (</text:span><text:span text:style-name="T1">&lt;név&gt;</text:span><text:span text:style-name="T17">)</text:span><text:tab/>Aervice név alapján a service_id</text:p>
                </text:list-item>
                <text:list-item>
                  <text:p text:style-name="P25"><text:span text:style-name="T17">ID PLACE (</text:span><text:span text:style-name="T1">&lt;név&gt;</text:span><text:span text:style-name="T17">)</text:span><text:tab/>Hely vagy helyiség.</text:p>
                </text:list-item>
                <text:list-item>
                  <text:p text:style-name="P26"><text:span text:style-name="T17">ID PLACE </text:span><text:span text:style-name="T18">GROUP</text:span><text:span text:style-name="T17"> (</text:span><text:span text:style-name="T1">&lt;név&gt;</text:span><text:span text:style-name="T17">)</text:span><text:tab/>Hely vagy helyiség <text:span text:style-name="T34">csoport</text:span>.</text:p>
                </text:list-item>
                <text:list-item>
                  <text:p text:style-name="P25"><text:span text:style-name="T17">ID TIME PERIOD (</text:span><text:span text:style-name="T1">&lt;név&gt;</text:span><text:span text:style-name="T29">)</text:span><text:tab/>Idő intervallum.</text:p>
                </text:list-item>
                <text:list-item>
                  <text:p text:style-name="P25"><text:span text:style-name="T17">ID SUBNET (</text:span><text:span text:style-name="T1">&lt;név&gt;</text:span><text:span text:style-name="T29">)</text:span><text:tab/>Idő alhálózati cím.</text:p>
                </text:list-item>
                <text:list-item>
                  <text:p text:style-name="P25"><text:span text:style-name="T17">ID IFTYPE (</text:span><text:span text:style-name="T1">&lt;név&gt;</text:span><text:span text:style-name="T29">)</text:span><text:tab/>Interfész (port) típus.</text:p>
                </text:list-item>
                <text:list-item>
                  <text:p text:style-name="P25"><text:span text:style-name="T17">ID VLAN (</text:span><text:span text:style-name="T1">&lt;név&gt;</text:span><text:span text:style-name="T29">)</text:span><text:tab/>Virtuális hálózat.</text:p>
                </text:list-item>
                <text:list-item>
                  <text:p text:style-name="P27"><text:span text:style-name="T17">ID USER (</text:span><text:span text:style-name="T2">&lt;név&gt;</text:span><text:span text:style-name="T17">)</text:span><text:tab/>Felhasználó</text:p>
                </text:list-item>
                <text:list-item>
                  <text:p text:style-name="P27"><text:span text:style-name="T17">ID USER GROUP (</text:span><text:span text:style-name="T2">&lt;név&gt;</text:span><text:span text:style-name="T17">)</text:span><text:tab/>Felhasználói csoport.</text:p>
                </text:list-item>
                <text:list-item>
                  <text:p text:style-name="P27"><text:span text:style-name="T17">ID GROUP (</text:span><text:span text:style-name="T2">&lt;név&gt;</text:span><text:span text:style-name="T17">)</text:span><text:tab/>Felhasználói csoport.</text:p>
                </text:list-item>
                <text:list-item>
                  <text:p text:style-name="P28">ID HOST SERVICE (<text:span text:style-name="T24">&lt;host-service azonosító&gt;</text:span>)</text:p>
                </text:list-item>
              </text:list>
            </text:list-item>
          </text:list>
        </text:list-item>
      </text:list>
      <text:p text:style-name="P17">A <text:span text:style-name="T1">&lt;host-service azonosító&gt;</text:span> a következőképpen adható meg ( a fenti kifejezésekben az azonosító csak akkor lesz elfogadva, ha <text:s/>csak egy és csakis egy service példányt azonosít):</text:p>
      <text:list xml:id="list2149899561701528217" text:style-name="L1">
        <text:list-item>
          <text:p text:style-name="P33"><text:span text:style-name="T1">&lt;host név&gt;</text:span><text:span text:style-name="T17">.</text:span><text:span text:style-name="T1">&lt;service név&gt;</text:span><text:tab/></text:p>
        </text:list-item>
        <text:list-item>
          <text:p text:style-name="P33"><text:span text:style-name="T1">&lt;host név&gt;</text:span><text:span text:style-name="T22">:</text:span><text:span text:style-name="T1">&lt;port név&gt;</text:span><text:span text:style-name="T17">.</text:span><text:span text:style-name="T1">&lt;service név&gt;</text:span><text:tab/></text:p>
        </text:list-item>
        <text:list-item>
          <text:p text:style-name="P33"><text:span text:style-name="T1">&lt;host név&gt;</text:span><text:span text:style-name="T17">.</text:span><text:span text:style-name="T1">&lt;service név&gt; </text:span><text:span text:style-name="T17">(</text:span><text:span text:style-name="T1">[&lt;protokol&gt;]</text:span><text:span text:style-name="T22">:</text:span><text:span text:style-name="T1">[&lt;mód&gt;]</text:span><text:span text:style-name="T17">)</text:span></text:p>
        </text:list-item>
        <text:list-item>
          <text:p text:style-name="P33"><text:span text:style-name="T1">&lt;host név&gt;</text:span><text:span text:style-name="T22">:</text:span><text:span text:style-name="T1">&lt;port név&gt;</text:span><text:span text:style-name="T17">.</text:span><text:span text:style-name="T1">&lt;service név&gt; </text:span><text:span text:style-name="T17">(</text:span><text:span text:style-name="T1">[&lt;protokol&gt;]</text:span><text:span text:style-name="T22">:</text:span><text:span text:style-name="T1">[&lt;mód&gt;]</text:span><text:span text:style-name="T17">)</text:span></text:p>
        </text:list-item>
      </text:list>
      <text:list xml:id="list175346543973953" text:continue-list="list4540563003579694054" text:style-name="List_20_1">
        <text:list-item>
          <text:list>
            <text:list-item>
              <text:p text:style-name="P34">Definiálhatóak változók, melynek az értékére a <text:span text:style-name="T17">#</text:span><text:span text:style-name="T1">változó</text:span> formában hivatkozhatunk. A <text:span text:style-name="T17">#+</text:span><text:span text:style-name="T1">változó</text:span> kifejezéssel a változó értékét eggyel növeljük, a kifejezés értéke pedig a változó új értéke.</text:p>
              <text:p text:style-name="P34">Egész típusú változót értékadással hozhatunk létre pl.: <text:span text:style-name="T31">#V=12</text:span> kifejezés létrehoz egy V nevű egész típusú változót, aminek a 12 értéket adja. Ha nem létező változóra hivatkozunk, akkor hibajelzést kapunk.</text:p>
            </text:list-item>
            <text:list-item>
              <text:p text:style-name="P34">Továbbá a <text:span text:style-name="T17">#[</text:span><text:span text:style-name="T1">&lt;egész kifejezés&gt;</text:span><text:span text:style-name="T17">]</text:span> formában megadhatunk egész kifejezéseket. A használható aritmetikai operátorok: +, –, *, /, |, &amp;. Ahol a | a bitenkénti vagy, az &amp; a bitenkénti és.</text:p>
            </text:list-item>
          </text:list>
        </text:list-item>
        <text:list-item>
          <text:p text:style-name="P58">Valós szám: Mint a decimális szám, de tartalmazhat egy db. pont (tizedespont) karaktert. nem kezdődhet '.' karakterrel, a pont előtt kell legalább egy 0 karakter. A negatív értékek a '-' unáris operátorral adhatóak meg.</text:p>
        </text:list-item>
        <text:list-item>
          <text:p text:style-name="P58">String (karakter sorozat)</text:p>
          <text:list>
            <text:list-item>
              <text:p text:style-name="P58">Egy stringet nem kell idézőjelbe tenni, ha nem számjeggyel kezdődik, csak alfanumerikus karaktereket tartalmaz, és nem kulcsszó. Az ilyen stringekre név típusként is fogok hivatkozni.</text:p>
            </text:list-item>
            <text:list-item>
              <text:p text:style-name="P58">Kétféle idézőjel használható. Egyik a szokásos kettős aposztróf.</text:p>
            </text:list-item>
            <text:list-item>
              <text:p text:style-name="P58">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75345786076012" text:continue-numbering="true" text:style-name="List_20_1">
        <text:list-item>
          <text:list>
            <text:list-header>
              <text:p text:style-name="P58">A kettős felülvonás idézőjel használatakor feldolgozásra kerülnek az un. escape szekvenciák. A $$ idézőjelek esetén nem. Így a "\n" egy soremelést tartalmaz, a $$\n$$ pedig a két megadott karakter.</text:p>
            </text:list-header>
            <text:list-item>
              <text:p text:style-name="P58">A <text:span text:style-name="T17">NULL</text:span> kulcsszó egy „NULL” stringet jelent.</text:p>
            </text:list-item>
            <text:list-item>
              <text:p text:style-name="P58"><text:span text:style-name="T17">STRING(</text:span><text:span text:style-name="T1">&lt;egész kifejezés&gt;</text:span><text:span text:style-name="T17">)</text:span><text:tab/>Szám, stri<text:span text:style-name="T35">n</text:span>ggé konvertálva.</text:p>
            </text:list-item>
            <text:list-item>
              <text:p text:style-name="P58"><text:span text:style-name="T17">MASK(</text:span><text:span text:style-name="T1">&lt;string kifejezés&gt;</text:span><text:span text:style-name="T22">,</text:span><text:span text:style-name="T1"> &lt;egész kifejezés&gt;</text:span><text:span text:style-name="T17">)</text:span><text:tab/>Konverzió egy maszk alapján: Ha a minta tartalmaz '?' helyettesítő karaktereket <text:span text:style-name="T43">(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58"><text:span text:style-name="T17">MACRO</text:span> (&lt;név&gt;)<text:tab/>A makró törzsét adja vissza a név alapján. Ha nem definiált a megadott nevű makró, akkor hibaüzenetet kapunk.</text:p>
            </text:list-item>
          </text:list>
          <text:list>
            <text:list-item>
              <text:p text:style-name="P58"><text:span text:style-name="T2">&lt;obj. name&gt;</text:span><text:span text:style-name="T6"> </text:span><text:span text:style-name="T17">TEMPLATE</text:span> <text:span text:style-name="T17">(</text:span><text:span text:style-name="T1">&lt;név&gt;</text:span><text:span text:style-name="T17">)<text:tab/></text:span><text:span text:style-name="T27">A megadott objektum típushoz ( </text:span><text:span text:style-name="T17">PATCH</text:span><text:span text:style-name="T27">, </text:span><text:span text:style-name="T17">NODE</text:span><text:span text:style-name="T27">) tartozó minta tartalmát adja vissza.</text:span></text:p>
            </text:list-item>
          </text:list>
        </text:list-item>
        <text:list-item>
          <text:p text:style-name="P58">IPV4<text:tab/>hálózati címet a szokásos módon adhatunk meg <text:span text:style-name="T35">pl.:</text:span> 172.20.1.3</text:p>
        </text:list-item>
        <text:list-item>
          <text:p text:style-name="P58">IPV6<text:tab/>Szintén a szokásos módon adható meg.</text:p>
        </text:list-item>
        <text:list-item>
          <text:p text:style-name="P58">MAC<text:tab/>Ethernet cím. A szokásos formátumok támogatottak</text:p>
        </text:list-item>
        <text:list-item>
          <text:p text:style-name="P58">subnet<text:tab/>Mindkét szokásos forma megengedett: 172.20.1.0/24 vagy 172.20.1.0/255.255.255.0</text:p>
        </text:list-item>
        <text:list-item>
          <text:p text:style-name="P58"><text:soft-page-break/>polygon<text:tab/>Koordináták sorozata : <text:span text:style-name="T17">{ [</text:span><text:span text:style-name="T1">x1</text:span><text:span text:style-name="T17">,</text:span> <text:span text:style-name="T1">y1</text:span><text:span text:style-name="T17">], [</text:span><text:span text:style-name="T1">x2</text:span><text:span text:style-name="T17">,</text:span> <text:span text:style-name="T1">y2</text:span><text:span text:style-name="T17">]</text:span> ... <text:span text:style-name="T17">}</text:span>, ahol x és y lebegőpontos, vagy egész előjeles értékek, <text:span text:style-name="T35">ill. kifejezés</text:span>.</text:p>
        </text:list-item>
        <text:list-item>
          <text:p text:style-name="P58">Kábel megosztások. Nyolc lehetséges értéke van (nem számolva azt az esetet, amikor nincs megosztás) az értékek név, ill. stringként adhatóak meg:</text:p>
          <text:list>
            <text:list-item>
              <text:p text:style-name="P58">A<text:tab/>Az 1., 2., 3. és 6. erek használata, 2 érpár.</text:p>
            </text:list-item>
            <text:list-item>
              <text:p text:style-name="P58">B<text:tab/>A 4., 5., 7. és 8. erek használata, 2 érpár.</text:p>
            </text:list-item>
            <text:list-item>
              <text:p text:style-name="P58">AA<text:tab/>Az 1. és 2. erek használata, 1 érpár.</text:p>
            </text:list-item>
            <text:list-item>
              <text:p text:style-name="P58">AB<text:tab/>A 3. és 6. erek használata, 1 érpár.</text:p>
            </text:list-item>
            <text:list-item>
              <text:p text:style-name="P58">BA<text:tab/>A 4. és 5. erek használata, 1 érpár.</text:p>
            </text:list-item>
            <text:list-item>
              <text:p text:style-name="P58">BB<text:tab/>A 7. és 8. erek használata, 1 érpár.</text:p>
            </text:list-item>
            <text:list-item>
              <text:p text:style-name="P58">C<text:tab/>A 3. és 4. erek használata.</text:p>
            </text:list-item>
            <text:list-item>
              <text:p text:style-name="P58">D<text:tab/>A 5. és 6. erek használata.</text:p>
            </text:list-item>
          </text:list>
        </text:list-item>
        <text:list-item>
          <text:p text:style-name="P58">Logikai érték: Az <text:span text:style-name="T17">ON</text:span><text:span text:style-name="T27">,</text:span><text:span text:style-name="T17"> YES</text:span><text:span text:style-name="T27"> és </text:span><text:span text:style-name="T17">TRUE</text:span> kulcsszavak igaz értéket, az <text:span text:style-name="T17">OFF</text:span>, <text:span text:style-name="T17">NO</text:span> és <text:span text:style-name="T17">FALSE</text:span> kulcsszavak pedig hamis értéket jelentenek.</text:p>
        </text:list-item>
        <text:list-item>
          <text:p text:style-name="P58">Egyes helyeken megadható a fentebb felsorolt típusok bármelyike, ezeken a helyeken kifejezések is megadhatóak a megfelelő zárójelezéssel.</text:p>
        </text:list-item>
        <text:list-item>
          <text:p text:style-name="P58">Listák</text:p>
          <text:list>
            <text:list-item>
              <text:p text:style-name="P58">string listák. Stringek felsorolása, ahol az elválasztó karakter a vessző. A lista, vagy annak egy része generálható a <text:span text:style-name="T17">LIST</text:span> kulcsszó használatával:</text:p>
            </text:list-item>
          </text:list>
        </text:list-item>
      </text:list>
      <text:p text:style-name="example">LIST <text:span text:style-name="T2">&lt;egész kifejezés&gt;</text:span> TO <text:span text:style-name="T2">&lt;egész kifejezés&gt;</text:span> MASK <text:span text:style-name="T2">&lt;string&gt;</text:span></text:p>
      <text:p text:style-name="example">LIST <text:span text:style-name="T2">&lt;egész kifejezés&gt;</text:span> TO <text:span text:style-name="T2">&lt;egész kifejezés&gt;</text:span> STEP <text:span text:style-name="T2">&lt;egész kifejezés&gt;</text:span> MASK <text:span text:style-name="T24">&lt;string&gt;</text:span></text:p>
      <text:list xml:id="list175346451882193" text:continue-numbering="true" text:style-name="List_20_1">
        <text:list-item>
          <text:list>
            <text:list-header>
              <text:p text:style-name="P58">A <text:span text:style-name="T17">LIST</text:span> utáni kifejezés értékétől a <text:span text:style-name="T17">TO</text:span> utáni kifejezés értékéig növelünk egy ciklusváltozót, és minden elemel generálunk egy stringet a fentebb leírt <text:span text:style-name="T17">MASK</text:span> stílusú string konverzióval. Ha a ciklusváltózó értéke egyenlő lesz a <text:span text:style-name="T17">TO</text:span> utáni <text:span text:style-name="T36">kifejezéssel</text:span>, akkor az azzal konvertált érték mé<text:span text:style-name="T36">g</text:span> eleme lesz a listának. Ha megadjuk a <text:span text:style-name="T17">STEP</text:span> kulcsszót, akkor 1 helyett az utána megadott érték lesz a lépésköz. Pl.:</text:p>
            </text:list-header>
          </text:list>
        </text:list-item>
      </text:list>
      <text:p text:style-name="example">LIST 1 TO 8 MASK ”p??”</text:p>
      <text:list xml:id="list175345628387521" text:continue-numbering="true" text:style-name="List_20_1">
        <text:list-item>
          <text:list>
            <text:list-header>
              <text:p text:style-name="P59">kifejezés eredménye a: p01, p02,p03,p04,p05,p06,p07,p08 lista.</text:p>
            </text:list-header>
          </text:list>
        </text:list-item>
      </text:list>
      <text:p text:style-name="megjegyzes"><text:span text:style-name="T37">Mivel a lista elemek a fenti példában betűvel kezdődnek, és csak alfanumerikus karaktereket tartalmaznak, nem kulcsszavak, nem kell idézőjelbe tenni az elemeket, ha az előző feltételek nem teljesülnek az idézőjelekről is gondoskodni kell!</text:span>. <text:span text:style-name="T37">A LIST működése makró jellegű, a makró feldolgozás pedig rekurzív.</text:span></text:p>
      <text:list xml:id="list175345418420775" text:continue-numbering="true" text:style-name="List_20_1">
        <text:list-item>
          <text:list>
            <text:list-item>
              <text:p text:style-name="P58">Egész számok listája. Szintén a vessző az elválasztó jel, és a lista vagy annak egy része szintén generálható a <text:span text:style-name="T17">LIST</text:span> kulcsszó használatával:</text:p>
            </text:list-item>
          </text:list>
        </text:list-item>
      </text:list>
      <text:p text:style-name="example">LIST <text:span text:style-name="T2">&lt;egész kifejezés&gt;</text:span> TO <text:span text:style-name="T2">&lt;egész kifejezés&gt;</text:span></text:p>
      <text:p text:style-name="example"><text:span text:style-name="T22">LIST</text:span><text:span text:style-name="T2"> &lt;egész kifejezés&gt;</text:span><text:span text:style-name="T22"> TO </text:span><text:span text:style-name="T2">&lt;egész kifejezés&gt;</text:span><text:span text:style-name="T22"> STEP </text:span><text:span text:style-name="T2">&lt;egész kifejezés&gt;</text:span></text:p>
      <text:list xml:id="list175347377632515" text:continue-numbering="true" text:style-name="List_20_1">
        <text:list-item>
          <text:list>
            <text:list-item>
              <text:p text:style-name="P58">Változó típusú elemek listája. A lista elem bármilyen (fentebb felsorolt nem lista) típusú lehet. Itt is lehetőség van a lista egészének vagy egy részének a <text:span text:style-name="T17">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6295918349122019164" text:style-name="L2">
        <text:list-item>
          <text:p text:style-name="P21">MACRO <text:span text:style-name="T2">&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36">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43">ő</text:span> patch panel”)</text:p>
      <text:p text:style-name="Text_20_body">Egy makró felüldefiniálható.</text:p>
      <text:p text:style-name="Text_20_body">Lehetséges egy makró definíciót az adatbázisban rögzíteni:</text:p>
      <text:p text:style-name="example"><text:s/>MACRO <text:span text:style-name="T2">&lt;makro név&gt; &lt;makró törzs&gt; [&lt;leírás&gt;] </text:span><text:span text:style-name="T22">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text:soft-page-break/>fenti definíciót hibaüzenetet kapunk.</text:p>
      <text:p text:style-name="Text_20_body">Egy makró a</text:p>
      <text:p text:style-name="example">DELETE MACRO <text:span text:style-name="T2">&lt;makro név&gt;</text:span><text:span text:style-name="T22">;</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2">&lt;változó </text:span><text:span text:style-name="T3">típusú</text:span><text:span text:style-name="T2"> lista&gt;</text:span> DO MACRO <text:span text:style-name="T5">&lt;macro név&gt;</text:span>;</text:p>
      <text:p text:style-name="Text_20_body">Magyarázat helyett egy példa:</text:p>
      <text:p text:style-name="example">MACRO Sw $$ <text:span text:style-name="T36">HOST </text:span>SNMP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text:span text:style-name="T36">HOST </text:span>SNMP "xx1.xyz.local" LOOKUP ARP "xx rendező 1. switch" { PORTS BY SNMP; }</text:p>
      <text:p text:style-name="example"><text:span text:style-name="T36">HOST </text:span>SNMP "xx2.xyz.local" LOOKUP ARP "xx rendező 2. switch" { PORTS BY SNMP; }</text:p>
      <text:p text:style-name="example"><text:span text:style-name="T36">HOST S</text:span>NMP "xx3.xyz.local" LOOKUP ARP "xx rendező 3. switch" { PORTS BY SNMP; }</text:p>
      <text:p text:style-name="Text_20_body">A FOR -ban nem szükséges előre definiált makrót használni, megadhatjuk közvetlenül a makró törzset is:</text:p>
      <text:p text:style-name="example">FOR <text:span text:style-name="T2">&lt;változó </text:span><text:span text:style-name="T3">típusú</text:span><text:span text:style-name="T2"> lista&gt;</text:span> DO <text:span text:style-name="T5">&lt;macro törzs&gt;</text:span>;</text:p>
      <text:p text:style-name="Text_20_body">Ez egyenértékű azzal, hogy definiálunk egy '__' nevű makrót a fenti makró <text:span text:style-name="T36">törzzsel</text:span>, és aztán ezt hívjuk a fentebb megadott formában. (Az így definiált makró nem törlődik, ha létezett felülíródik).</text:p>
      <text:p text:style-name="P14">Speciális makróknak tekinthetőek a template-k is, melyek a PATCH és NODE típusú objektumok definiálását könnyítik meg, leírásukat lásd később.</text:p>
      <text:h text:style-name="Heading_20_3" text:outline-level="3">Vezérlés jellegű utasítások</text:h>
      <text:p text:style-name="Text_20_body">Az INCLUDE kulcsszó segítségével más szöveges fájlok feldogozását tudjuk beilleszteni:</text:p>
      <text:p text:style-name="example">INCLUDE <text:span text:style-name="T2">&lt;path&gt;</text:span>;</text:p>
      <text:h text:style-name="Heading_20_3" text:outline-level="3">Tranzakciókezelés</text:h>
      <text:p text:style-name="Text_20_body">Három kulcsszó használatával valósítható meg a tranzakciókezelés: <text:span text:style-name="T17">BEGIN</text:span>, <text:span text:style-name="T17">END</text:span>, és <text:span text:style-name="T17">ROLLBACK</text:span>.</text:p>
      <text:p text:style-name="Text_20_body">Az import a feldogozását mindig egy tranzakció indítással kezd<text:span text:style-name="T36">i</text:span>, amit a feldolgozás után, ha nem volt hiba, egy end tranzakció, ill. hiba esetén egy rollback-al zár le.</text:p>
      <text:h text:style-name="Heading_20_3" text:outline-level="3">Objektumok törlése</text:h>
      <text:p text:style-name="Text_20_body">A <text:span text:style-name="T17">DELETE</text:span> kulcsszóval lehetőség van egyes objektumok törlésére: </text:p>
      <text:p text:style-name="example">DELETE <text:span text:style-name="T2">&lt;object type&gt; &lt;név/minta lista&gt;</text:span>;</text:p>
      <text:p text:style-name="Text_20_body">Ahol:</text:p>
      <text:list xml:id="list5139975675835753768" text:style-name="L3">
        <text:list-item>
          <text:p text:style-name="P36">&lt;object type&gt;<text:tab/>A törölni kíván objektum típusa : <text:span text:style-name="T17">PLACE, </text:span><text:span text:style-name="T19">PLACE GROUP, USER, </text:span><text:span text:style-name="T28">[</text:span><text:span text:style-name="T19">USER</text:span><text:span text:style-name="T28">]</text:span><text:span text:style-name="T19"> GROUP </text:span>, <text:span text:style-name="T17">PATCH</text:span>, <text:span text:style-name="T17">NODE, VLAN</text:span>, <text:span text:style-name="T17">SUBNET, TABLE SHAPE, ENUM TITLE</text:span>.</text:p>
        </text:list-item>
        <text:list-item>
          <text:p text:style-name="P35">&lt;név/minta lista&gt;<text:tab/>A törölni kívánt objektumok nevei, <text:span text:style-name="T36">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8">DELETE TEMPLATE <text:span text:style-name="T2">&lt;object type&gt;</text:span> <text:span text:style-name="T2">&lt;név&gt;</text:span>;</text:p>
      <text:p text:style-name="Text_20_body">Ahol:</text:p>
      <text:list xml:id="list175345495758956" text:continue-numbering="true" text:style-name="L3">
        <text:list-item>
          <text:p text:style-name="P35">&lt;object type&gt;<text:tab/>Az objektum típusa : <text:span text:style-name="T17">PATCH</text:span>, vagy <text:span text:style-name="T17">NODE</text:span>.</text:p>
        </text:list-item>
        <text:list-item>
          <text:p text:style-name="P35">&lt;név&gt;<text:tab/>A törölni kívánt objektum minta neve.</text:p>
        </text:list-item>
      </text:list>
      <text:p text:style-name="Text_20_body">Egyes objektumok esetén egy kicsit eltérő a szintaxis:</text:p>
      <text:list xml:id="list8619099964930869694" text:style-name="L4">
        <text:list-item>
          <text:p text:style-name="P57">A host_services rekord törlése:</text:p>
          <text:p text:style-name="P22">DELETE HOST <text:span text:style-name="T2">&lt;n</text:span><text:span text:style-name="T4">év/minta lista</text:span><text:span text:style-name="T2">&gt; </text:span><text:span text:style-name="T22">SERVICE</text:span><text:span text:style-name="T2"> &lt;név/minta lista&gt;</text:span>;</text:p>
          <text:p text:style-name="P38">vagy<text:line-break/><text:span text:style-name="T17">DELETE HOST</text:span> <text:span text:style-name="T22">SERVICE</text:span><text:span text:style-name="T2">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39"><text:span text:style-name="T17">ENUM TITLE </text:span><text:span text:style-name="T2">&lt;típus név&gt; &lt;érték lista&gt;</text:span><text:span text:style-name="T17">;</text:span><text:line-break/><text:soft-page-break/>Az egyszerű alak az enumerációs típushoz tartozó összes érték megnevezést törli. A fenti esetben csak a megadott értékek törlődnek.</text:p>
        </text:list-item>
        <text:list-item>
          <text:p text:style-name="P37">Fizikai linkek törlése (phs_links_<text:span text:style-name="T38">t</text:span>able rekordok törlése:</text:p>
          <text:p text:style-name="P22">DELETE LINK <text:span text:style-name="T2">&lt;node neve&gt; [</text:span>PATTERN<text:span text:style-name="T2">] &lt;port név/minta lista&gt;</text:span>;</text:p>
          <text:p text:style-name="P22">DELETE LINK <text:span text:style-name="T2">&lt;node név lista&gt; </text:span>;</text:p>
          <text:p text:style-name="P22">DELETE LINK <text:span text:style-name="T2">&lt;node neve&gt; &lt;port index kezdő&gt; [&lt;port index záró&gt;</text:span>;</text:p>
          <text:p text:style-name="P37">Az első esetben a megadott hálózati elemének a megadott nevű portjához tartozó ill. a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37">Az enumerációs értékekhez rendelt megjelenítő szövegek törlése a fentebb megadott esetben a típus összes elemére vonatkozik. Egy értéket a következőképpen törölhetunk:</text:p>
          <text:p text:style-name="P22">DELETE ENUM TITLE<text:span text:style-name="T2"> [</text:span>PATTERN<text:span text:style-name="T2">]</text:span> <text:span text:style-name="T2">&lt;típus/minta lista&gt;</text:span>;</text:p>
          <text:p text:style-name="P22">DELETE ENUM TITLE<text:span text:style-name="T2"> &lt;típus&gt; &lt;elem lista&gt;</text:span>;</text:p>
        </text:list-item>
        <text:list-item>
          <text:p text:style-name="P37">Végül a GUI menük törlése csak az olvashatóság miatt eltérő szintaxisú, itt. A menü elemek egyenkénti törlése nem lehetséges:</text:p>
          <text:p text:style-name="P22">DELETE GUI<text:span text:style-name="T2"> [</text:span>PATTERN<text:span text:style-name="T2">] &lt;név/minta lista&gt; </text:span><text:span text:style-name="T22">MENU;</text:span></text:p>
        </text:list-item>
      </text:list>
      <text:h text:style-name="Heading_20_3" text:outline-level="3">Lekérdezés jellegű funkciók</text:h>
      <text:p text:style-name="Text_20_body">Annak érdekében, hogy ne keljen megadni Az<text:span text:style-name="T38"> aktív</text:span> <text:span text:style-name="T17">NODE</text:span> objektumoknál, és interfészeknél (<text:span text:style-name="T17">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17">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38">RE UPDATE</text:span> ARPS;</text:p>
      <text:p text:style-name="P15">A Lanview2 adatbázisában nyilvántartja a lekérdezett ARP táblákat (ill. azok tartalmát). A fenti utasításokkal kezdeményezhetjük az ARP táblák, ill. a DHCP konfigurációs állományok lekérdezését, hogy biztosítsuk az adattábla feltöltését.</text:p>
      <text:p text:style-name="Text_20_body">A<text:span text:style-name="T38">z</text:span> <text:span text:style-name="T38">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39">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39">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39">harmadik</text:span> sorban szintén egy aktív eszköz ARP tábláját kérdezhetjük le, de az SNMP protokollal.</text:p>
      <text:p text:style-name="Text_20_body">Az <text:span text:style-name="T39">negyedik</text:span> és <text:span text:style-name="T39">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39">ugyan</text:span> megkapjuk, de azt már nekünk kell<text:span text:style-name="T39">ene</text:span> kitalálni melyik ssh híváshoz tartozik.</text:p>
      <text:p text:style-name="Text_20_body">Abban az esetben, ha a belső IP-MAC táblát akarjuk használni az egyik paraméter kiderítésére, akkor a kiderítendő paraméter helyén az ARP kulcsszót kell használni. </text:p>
      <text:p text:style-name="P16">Ha biztosítani szeretnénk, hogy a lekérdezett ARP táblában valóban szerepeljen egy cím, és ezt a hálózati topológia lehetővé teszi, kiadhatunk egy ping-et:</text:p>
      <text:p text:style-name="P9">PING <text:span text:style-name="T2">&lt;ip&gt;</text:span>;</text:p>
      <text:p text:style-name="P16">és vagy ez után adjuk meg az ARP táblát lekérdező parancsot, vagy kiadjuk a <text:span text:style-name="T20">RE UPDATE ARPS;</text:span><text:span text:style-name="T40"> mely végrehajtja az összes eddig kiadott ARP lekérdezést.</text:span></text:p>
      <text:p text:style-name="megjegyzes_20_cim">Megjegyzés:</text:p>
      <text:p text:style-name="megjegyzes">A fordító az IP cím helyén nem tesz különbséget az ARP és LOOKUP kulcsszavak között, mindig ugyanazzal a stratégiával próbálja kideríteni a hiányzó adatokat..</text:p>
      <text:h text:style-name="Heading_20_3" text:outline-level="3"><text:soft-page-break/>Objektum definíciók</text:h>
      <text:h text:style-name="Heading_20_4" text:outline-level="4">Idő intervallumok</text:h>
      <text:p text:style-name="Text_20_body">A Nagios-ból átvett fogalom : <text:span text:style-name="T17">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44">t</text:span>ue tuesday <text:s text:c="2"/>FROM 8:00 TO 16:30 ADD TIME PERIOD worktime;</text:p>
      <text:p text:style-name="example">TIME OF DAY wrk_wed wednesday FROM 8:00 TO 16:30 ADD TIME PERIOD worktime;</text:p>
      <text:p text:style-name="example">TIME OF DAY wrk_<text:span text:style-name="T44">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2">&lt;vlan id&gt; &lt;név&gt; [&lt;leírás&gt;]</text:span> { <text:span text:style-name="T2">&lt;subnet address&gt; [ &lt;név&gt; [&lt;leírás&gt;] ]</text:span>; <text:span text:style-name="T2">[ ... ]</text:span> }</text:p>
      <text:p text:style-name="Text_20_body">Ahol:</text:p>
      <text:list xml:id="list9024500249657473011" text:style-name="L5">
        <text:list-item>
          <text:p text:style-name="P40"><text:span text:style-name="T1">&lt;vlan id&gt;</text:span> nem negatív numerikus egész (802.1q ID: 1 &lt;= ID &lt; 4096)</text:p>
        </text:list-item>
        <text:list-item>
          <text:p text:style-name="P40"><text:s/><text:span text:style-name="T1">&lt;név&gt;</text:span> egy szöveges adat, a VLAN vagy subnet neve</text:p>
        </text:list-item>
        <text:list-item>
          <text:p text:style-name="P40"><text:s/><text:span text:style-name="T1">&lt;leírás&gt;</text:span> szöveges adat, a VLAN vagy subnet leírása/megjegyzés</text:p>
        </text:list-item>
      </text:list>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41">csak két esetben </text:span>definiálható. <text:span text:style-name="T41">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18">Definiálhatóak un. Private címtartományok is, melyek nem rendelhetőek VLAN-hoz, és feltételezve lokális használatukat, ezek esetében megengedettek az ip cím ütközések.</text:p>
      <text:p text:style-name="P10">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Lokalizációval nem rendelkező objektumoknál az alapértelmezés a place_id = 0 (unknown).</text:p>
      <text:p text:style-name="Text_20_body">Egy hely ill. helyiség a következőképpen definiálható.</text:p>
      <text:p text:style-name="example">PLACE <text:span text:style-name="T5">&lt;név&gt; [&lt;leírás&gt;]</text:span> { <text:span text:style-name="T2">&lt;paraméterek&gt;</text:span> }</text:p>
      <text:p text:style-name="example">PLACE <text:span text:style-name="T5">&lt;név&gt; [&lt;leírás&gt;] </text:span><text:span text:style-name="T21">;</text:span></text:p>
      <text:p text:style-name="Text_20_body">Ahol:</text:p>
      <text:list xml:id="list1677830821585967051" text:style-name="L6">
        <text:list-item>
          <text:p text:style-name="P41">&lt;név&gt;<text:tab/>A helyiség neve, egy string.</text:p>
        </text:list-item>
        <text:list-item>
          <text:p text:style-name="P41">&lt;leírás&gt;<text:tab/>Opcionális leírása a helyiségnek, ill. megjegyzés,</text:p>
        </text:list-item>
      </text:list>
      <text:p text:style-name="Text_20_body">A paraméterek lehetnek a következőek:</text:p>
      <text:list xml:id="list2084768265332695621" text:style-name="L7">
        <text:list-item>
          <text:p text:style-name="P42"><text:span text:style-name="T8">NOTE</text:span><text:span text:style-name="T7"> </text:span><text:span text:style-name="T9">&lt;leírás&gt;</text:span><text:span text:style-name="T7"> </text:span><text:span text:style-name="T8">;<text:line-break/></text:span><text:soft-page-break/>A leírás alternatívan így is beállítható, ha kétszer adjuk meg, akkor az utolsó lesz az érvényes</text:p>
        </text:list-item>
        <text:list-item>
          <text:p text:style-name="P42"><text:span text:style-name="T8">PARENT</text:span><text:span text:style-name="T7"> </text:span><text:span text:style-name="T9">&lt;név&gt;</text:span><text:span text:style-name="T7"> </text:span><text:span text:style-name="T8">;<text:line-break/></text:span>A definiált hely mely helyen belül található.</text:p>
        </text:list-item>
        <text:list-item>
          <text:p text:style-name="P42"><text:span text:style-name="T8">FRAME</text:span><text:span text:style-name="T7"> </text:span><text:span text:style-name="T9">&lt;polygon&gt;</text:span><text:span text:style-name="T7"> </text:span><text:span text:style-name="T8">;<text:line-break/></text:span>A hely, vagy helyiség befoglaló kerete a legközelebbi szülőn, amihez térkép van rendelve.</text:p>
        </text:list-item>
        <text:list-item>
          <text:p text:style-name="P42"><text:span text:style-name="T8">IMAGE</text:span><text:span text:style-name="T7"> </text:span><text:span text:style-name="T9">&lt;image name&gt;</text:span><text:span text:style-name="T7"> </text:span><text:span text:style-name="T8">;<text:line-break/></text:span>Egy kép (térkép) objektumra való hivatkozás.</text:p>
        </text:list-item>
        <text:list-item>
          <text:p text:style-name="P42"><text:span text:style-name="T8">TEL</text:span><text:span text:style-name="T7"> </text:span><text:span text:style-name="T9">&lt;tel1, tel2, ...&gt;</text:span><text:span text:style-name="T7"> </text:span><text:span text:style-name="T8">;<text:line-break/></text:span>Telefonszámok, a paraméter : string lista.</text:p>
        </text:list-item>
        <text:list-item>
          <text:p text:style-name="P42"><text:span text:style-name="T8">ALARM</text:span><text:span text:style-name="T7"> </text:span><text:span text:style-name="T8">MESSAGE</text:span><text:span text:style-name="T7"> </text:span><text:span text:style-name="T9">&lt;string&gt; </text:span><text:span text:style-name="T8">;</text:span><text:line-break/>Riasztás esetén a helyiséghez tartozó riasztási üzenet. A <text:span text:style-name="T17">MESSAGE</text:span> kulcsszó rövidíthető <text:span text:style-name="T17">MSG</text:span>-nek.</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FRAME (958,28),(1013,58);</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2">&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5">&lt;név&gt; [&lt;leírás&gt;] </text:span><text:span text:style-name="T21">;</text:span></text:p>
      <text:p text:style-name="Text_20_body">sorral, és a következő sorokkal ki ill. betehető egy elem a már létrehozott csoportba:</text:p>
      <text:p text:style-name="example">PLACE GROUP<text:span text:style-name="T2"> &lt;csoport név&gt; </text:span>ADD<text:span text:style-name="T2"> &lt;elem név&gt; </text:span>;</text:p>
      <text:p text:style-name="example">PLACE GROUP<text:span text:style-name="T2"> &lt;csoport név&gt; </text:span><text:span text:style-name="T22">REMOVE</text:span><text:span text:style-name="T2">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56">Egy csoportnak 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5">&lt;név&gt; [&lt;leírás&gt;]</text:span> { <text:span text:style-name="T2">&lt;paraméterek&gt;</text:span> }</text:p>
      <text:p text:style-name="Text_20_body">Ahol:</text:p>
      <text:list xml:id="list175345628173608" text:continue-list="list1677830821585967051" text:style-name="L6">
        <text:list-item>
          <text:p text:style-name="P41">&lt;név&gt;<text:tab/>A név, egy string.</text:p>
        </text:list-item>
        <text:list-item>
          <text:p text:style-name="P41">&lt;leírás&gt;<text:tab/>Opcionális leírás ill. megjegyzés,</text:p>
        </text:list-item>
      </text:list>
      <text:p text:style-name="Text_20_body">A paraméterek lehetnek a következőek:</text:p>
      <text:list xml:id="list6161720094334702362" text:style-name="L8">
        <text:list-item>
          <text:p text:style-name="P43"><text:span text:style-name="T8">TYPE</text:span><text:span text:style-name="T7"> </text:span><text:span text:style-name="T9">&lt;típus&gt;</text:span><text:span text:style-name="T7"> </text:span><text:span text:style-name="T8">;<text:line-break/></text:span>A következő típus nevek megengedettek:</text:p>
          <text:list>
            <text:list-item>
              <text:p text:style-name="P43">BMP<text:tab/>BMP típusú kép fájl.</text:p>
            </text:list-item>
            <text:list-item>
              <text:p text:style-name="P43">GIF<text:tab/>GIF típusú kép fájl.</text:p>
            </text:list-item>
            <text:list-item>
              <text:p text:style-name="P43">JPG<text:tab/>Jpeg típusú kép fájl.</text:p>
            </text:list-item>
            <text:list-item>
              <text:p text:style-name="P43">JPEG<text:tab/>Jpeg típusú kép fájl.</text:p>
            </text:list-item>
            <text:list-item>
              <text:p text:style-name="P43">PNG<text:tab/>PNG típusú kép fájl.</text:p>
            </text:list-item>
            <text:list-item>
              <text:p text:style-name="P43">PBM<text:tab/>PBM típusú kép fájl.</text:p>
            </text:list-item>
            <text:list-item>
              <text:p text:style-name="P43"><text:soft-page-break/>PGM<text:tab/>PGM típusú kép fájl.</text:p>
            </text:list-item>
            <text:list-item>
              <text:p text:style-name="P43">PPM<text:tab/>PPM típusú kép fájl.</text:p>
            </text:list-item>
            <text:list-item>
              <text:p text:style-name="P43">XBM<text:tab/>XBM típusú kép fájl.</text:p>
            </text:list-item>
            <text:list-item>
              <text:p text:style-name="P43">XPM<text:tab/>XPM típusú kép fájl.</text:p>
            </text:list-item>
            <text:list-item>
              <text:p text:style-name="P43">BIN<text:tab/>Bináris állomány.</text:p>
            </text:list-item>
          </text:list>
        </text:list-item>
        <text:list-item>
          <text:p text:style-name="P43"><text:span text:style-name="T17">SUB TYPE</text:span> <text:span text:style-name="T1">&lt;string&gt;</text:span> <text:span text:style-name="T17">;<text:line-break/></text:span><text:span text:style-name="T27">BIN típus esetén egy opcionális típus azonosító.</text:span></text:p>
        </text:list-item>
        <text:list-item>
          <text:p text:style-name="P43"><text:span text:style-name="T17">IMAGE FILE</text:span><text:span text:style-name="T27"> </text:span><text:span text:style-name="T2">&lt;path&gt;</text:span><text:span text:style-name="T27"> </text:span><text:span text:style-name="T22">;<text:line-break/></text:span><text:span text:style-name="T24">A bináris adatot tartalmazó fájl elérési </text:span><text:span text:style-name="T25">ú</text:span><text:span text:style-name="T24">tj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42">tábla</text:span> reprezentál.</text:p>
      <text:p text:style-name="Text_20_body">Patch panel és fali csatlakozó definíciója a következőek szerint lehetséges:</text:p>
      <text:p text:style-name="example">PATCH <text:span text:style-name="T2">&lt;panel neve&gt;</text:span> <text:span text:style-name="T2">[&lt;leírás&gt;]</text:span> { <text:span text:style-name="T2">&lt;paraméterek&gt;</text:span> }</text:p>
      <text:p text:style-name="example">PATCH <text:span text:style-name="T2">&lt;panel neve&gt; [&lt;leírás&gt;]</text:span> COPY FROM <text:span text:style-name="T2">&lt;minta neve&gt;</text:span> { <text:span text:style-name="T2">&lt;paraméterek&gt;</text:span> }</text:p>
      <text:p text:style-name="example">PATCH <text:span text:style-name="T2">&lt;panel neve&gt; [&lt;leírás&gt;]</text:span> COPY FROM <text:span text:style-name="T2">&lt;minta neve&gt;</text:span> ;</text:p>
      <text:p text:style-name="Text_20_body">Ahol:</text:p>
      <text:list xml:id="list175347325695735" text:continue-list="list175345628173608" text:style-name="L6">
        <text:list-item>
          <text:p text:style-name="P41">&lt;panel neve&gt;<text:tab/>A patch panel, vagy fali csatlakozó neve, egy string.</text:p>
        </text:list-item>
        <text:list-item>
          <text:p text:style-name="P41">&lt;leírás&gt;<text:tab/>Opcionális leírás, ill. megjegyzés.</text:p>
        </text:list-item>
        <text:list-item>
          <text:p text:style-name="P41">&lt;minta neve&gt;<text:tab/>Egy előzőleg elmentett panel konfiguráció neve.</text:p>
        </text:list-item>
      </text:list>
      <text:p text:style-name="Text_20_body">A paraméterek lehetnek a következőek:</text:p>
      <text:list xml:id="list402617829100888080" text:style-name="L9">
        <text:list-item>
          <text:p text:style-name="P44"><text:span text:style-name="T8">NOTE</text:span><text:span text:style-name="T7"> </text:span><text:span text:style-name="T9">&lt;leírás&gt;</text:span><text:span text:style-name="T7"> </text:span><text:span text:style-name="T8">;<text:line-break/></text:span>A leírás alternatívan így is beállítható, ha kétszer <text:span text:style-name="T42">(vagy többször)</text:span> adjuk meg, akkor az utolsó lesz az érvényes</text:p>
        </text:list-item>
        <text:list-item>
          <text:p text:style-name="P44"><text:span text:style-name="T8">PLACE</text:span><text:span text:style-name="T7"> </text:span><text:span text:style-name="T9">&lt;név&gt;</text:span> <text:span text:style-name="T8">;</text:span><text:span text:style-name="T17"><text:line-break/></text:span>A helyiség adható meg ahol az eszköz van. Ha nem adjuk meg ezt a paramétert, akkor a <text:span text:style-name="T17">SET PLACE</text:span> (lsd. fentebb) kulcsszavakkal adhatjuk meg az alapértelmezett helyiséget. Ha nincs alapértelmezett helyiség, és nem is adtuk meg, akkor az unknown nevű helyhez lesz rendelve az eszköz.</text:p>
        </text:list-item>
        <text:list-item>
          <text:p text:style-name="P44"><text:span text:style-name="T8">ADD PORT</text:span><text:span text:style-name="T7"> </text:span><text:span text:style-name="T9">&lt;sorszám&gt; &lt;név&gt; [&lt;leírás&gt;]</text:span><text:span text:style-name="T8">;<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44"><text:span text:style-name="T8">ADD PORTS</text:span><text:span text:style-name="T7"> </text:span><text:span text:style-name="T9">[</text:span><text:span text:style-name="T13">OFFS</text:span><text:span text:style-name="T9"> &lt;név offs.&gt;] </text:span><text:span text:style-name="T13">FROM</text:span><text:span text:style-name="T9"> &lt;tol&gt;</text:span><text:span text:style-name="T7"> </text:span><text:span text:style-name="T8">TO</text:span><text:span text:style-name="T7"> </text:span><text:span text:style-name="T9">&lt;ig&gt; [</text:span><text:span text:style-name="T13">OFFS</text:span><text:span text:style-name="T9"> &lt;sorszám offs.&gt;]</text:span><text:span text:style-name="T7"> </text:span><text:span text:style-name="T9">&lt;név minta&gt;</text:span><text:span text:style-name="T8">;</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44"><text:span text:style-name="T8">PORT</text:span><text:span text:style-name="T7"> </text:span><text:span text:style-name="T9">&lt;sorszám&gt;</text:span><text:span text:style-name="T7"> </text:span><text:span text:style-name="T13">NOTE</text:span><text:span text:style-name="T7"> </text:span><text:span text:style-name="T9">&lt;leírás&gt; [</text:span><text:span text:style-name="T13">,</text:span><text:span text:style-name="T9"> &lt;leírás2&gt; ...]</text:span><text:span text:style-name="T8">;<text:line-break/></text:span>A porthoz tartozó leírás alternatívan így is beállítható, ha kétszer adjuk meg, akkor az utolsó lesz az érvényes. A megadott sorszámú portnak léteznie kell. Ha NOTE kulcssó után több stringet adunk meg, akkor az rendre a következő sorszámú port leírása lesz.</text:p>
        </text:list-item>
        <text:list-item>
          <text:p text:style-name="P44"><text:span text:style-name="T8">PORT</text:span><text:span text:style-name="T7"> </text:span><text:span text:style-name="T9">&lt;név&gt;</text:span><text:span text:style-name="T7"> </text:span><text:span text:style-name="T13">NOTE</text:span><text:span text:style-name="T7"> </text:span><text:span text:style-name="T9">&lt;leírás&gt; </text:span><text:span text:style-name="T8">;<text:line-break/></text:span>A porthoz tartozó leírás alternatívan így is beállítható, ha kétszer adjuk meg, akkor az utolsó lesz az érvényes. A megadott nevű portnak léteznie kell.</text:p>
        </text:list-item>
        <text:list-item>
          <text:p text:style-name="P44"><text:span text:style-name="T8">PORT</text:span><text:span text:style-name="T7"> </text:span><text:span text:style-name="T9">&lt;sorszám&gt;</text:span><text:span text:style-name="T7"> </text:span><text:span text:style-name="T13">SET</text:span><text:span text:style-name="T7"> </text:span><text:span text:style-name="T9">&lt;mező név&gt; = &lt;érték1&gt; [&lt;érték2&gt; ...]</text:span><text:span text:style-name="T8">;<text:line-break/></text:span><text:span text:style-name="T30">Egy, vagy több már létező port megadott nevű tulajdonságának a megadása.</text:span></text:p>
        </text:list-item>
        <text:list-item>
          <text:p text:style-name="P44"><text:span text:style-name="T8">PORT</text:span><text:span text:style-name="T7"> </text:span><text:span text:style-name="T9">&lt;név&gt;</text:span><text:span text:style-name="T7"> </text:span><text:span text:style-name="T13">SET</text:span><text:span text:style-name="T7"> </text:span><text:span text:style-name="T9">&lt;mező név&gt; = &lt;érték&gt; </text:span><text:span text:style-name="T8">;<text:line-break/></text:span><text:span text:style-name="T30">Egy már létező port megadott nevű tulajdonságának a megadása.</text:span></text:p>
        </text:list-item>
        <text:list-item>
          <text:p text:style-name="P44"><text:span text:style-name="T8">PORT</text:span><text:span text:style-name="T7"> </text:span><text:span text:style-name="T9">&lt;ix1&gt;</text:span><text:span text:style-name="T13">,</text:span><text:span text:style-name="T9"> &lt;ix2&gt; [</text:span><text:span text:style-name="T13">,</text:span><text:span text:style-name="T9">&lt;ix3&gt; [</text:span><text:span text:style-name="T13">,</text:span><text:span text:style-name="T9">ix4]]</text:span><text:span text:style-name="T7"> </text:span><text:span text:style-name="T8">SHARED</text:span><text:span text:style-name="T7"> </text:span><text:span text:style-name="T9">&lt;sh1&gt;</text:span><text:span text:style-name="T13">,</text:span><text:span text:style-name="T9"> &lt;sh2&gt; [</text:span><text:span text:style-name="T13">,</text:span><text:span text:style-name="T9">&lt;sh3&gt; [</text:span><text:span text:style-name="T13">,</text:span><text:span text:style-name="T9">&lt;sh4&gt;]</text:span><text:span text:style-name="T7"> </text:span><text:span text:style-name="T8">;</text:span><text:line-break/>A patch panel, vagy csatlakozó hátoldalán megosztott kábel bekötésének a definiálása. A sor azt adja meg, hogy egy kábel <text:soft-page-break/>(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
      <text:p text:style-name="Text_20_body">A port hivatkozásoknál lehetőség van két belső változó használatára. A &amp;@ karakterpár az utoljára <text:span text:style-name="T42">módosított</text:span>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text:span text:style-name="T42">kifejezés</text:span> használatára (ezek bárhol nem használhatóak).</text:p>
      <text:p text:style-name="Text_20_body">A patch típusú objektumokhoz definiálhatóak minták, ezek makró jellegű definíciók, a makrókhoz hasonlóan lehetnek ideiglenesek, és állandóak:</text:p>
      <text:p text:style-name="example">PATCH TEMPLATE <text:span text:style-name="T2">&lt;név&gt; &lt;definíció&gt;</text:span>;</text:p>
      <text:p text:style-name="example">PATCH TEMPLATE <text:span text:style-name="T2">&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sel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 1, 2 SHARED A, B;</text:p>
      <text:p text:style-name="example"><text:tab/>PORT 1 NOTE "ez egy megosztott port: A";</text:p>
      <text:p text:style-name="example"><text:tab/>PORT 2 NOTE "ez egy megosztott port: B";</text:p>
      <text:p text:style-name="example">}</text:p>
      <text:h text:style-name="Heading_20_4" text:outline-level="4">Aktív és nem aktív eszközök</text:h>
      <text:p text:style-name="Text_20_body">Állapottal rendelkező hálózati eszközök (SNMP protokolon keresztül nem menedzselhetőek). <text:s/>Az objektumnak megfelelő adattábla a nodes, lsd.: <text:s/>database/nodes.sql.</text:p>
      <text:p text:style-name="Text_20_body">Definiálása az importban:</text:p>
      <text:p text:style-name="P6">NODE<text:tab/><text:span text:style-name="T2">[</text:span>VIRTUAL<text:span text:style-name="T2">] [</text:span><text:span text:style-name="T22">SWITCH</text:span><text:span text:style-name="T2">]<text:tab/>&lt;neve&gt;</text:span> <text:span text:style-name="T2">[&lt;leírás&gt;]</text:span> <text:span text:style-name="T2">[</text:span><text:span text:style-name="T22">COPY FROM</text:span><text:span text:style-name="T2"> &lt;minta név&gt;]</text:span><text:span text:style-name="T22">;</text:span></text:p>
      <text:p text:style-name="P6">HOST<text:tab/><text:span text:style-name="T2">[</text:span>VIRTUAL<text:span text:style-name="T2">] [</text:span><text:span text:style-name="T22">SNMP</text:span><text:span text:style-name="T2">] [</text:span><text:span text:style-name="T22">SWITCH</text:span><text:span text:style-name="T2">]<text:tab/>{&lt;név&gt;|</text:span><text:span text:style-name="T22">LOOKUP</text:span><text:span text:style-name="T2">} &lt;ip hiv.&gt; &lt;mac hiv.&gt;</text:span> <text:span text:style-name="T2">[&lt;leírás&gt;]</text:span></text:p>
      <text:p text:style-name="P6"><text:span text:style-name="T2"><text:tab/>[</text:span><text:span text:style-name="T22">COPY FROM</text:span><text:span text:style-name="T2"> &lt;minta név&gt;]</text:span><text:span text:style-name="T22">;</text:span></text:p>
      <text:p text:style-name="P6">HUB<text:tab/><text:span text:style-name="T2">[</text:span>VIRTUAL<text:span text:style-name="T2">] <text:tab/>&lt;neve&gt;</text:span> <text:span text:style-name="T2">[&lt;leírás&gt;]</text:span> <text:span text:style-name="T2">[</text:span><text:span text:style-name="T22">COPY FROM</text:span><text:span text:style-name="T2"> &lt;minta név&gt;] </text:span>{ <text:span text:style-name="T2">&lt;paraméterek&gt;</text:span> }</text:p>
      <text:p text:style-name="P6">HOST<text:tab/><text:span text:style-name="T2">[</text:span>VIRTUAL<text:span text:style-name="T2">] [</text:span><text:span text:style-name="T22">SNMP</text:span><text:span text:style-name="T2">] [</text:span><text:span text:style-name="T22">SWITCH</text:span><text:span text:style-name="T2">]<text:tab/>{&lt;név&gt;|</text:span><text:span text:style-name="T22">LOOKUP</text:span><text:span text:style-name="T2">} &lt;ip hiv.&gt; &lt;mac hiv.&gt;</text:span> <text:span text:style-name="T2">[&lt;leírás&gt;] </text:span></text:p>
      <text:p text:style-name="P6"><text:span text:style-name="T2"><text:tab/>[</text:span><text:span text:style-name="T22">COPY FROM</text:span><text:span text:style-name="T2"> &lt;minta név&gt;] </text:span><text:span text:style-name="T22">{ </text:span><text:span text:style-name="T2">&lt;paraméterek&gt;</text:span><text:span text:style-name="T22"> }</text:span></text:p>
      <text:p text:style-name="example">ATTACHED <text:span text:style-name="T2">&lt;neve&gt; [&lt;leírás&gt;];</text:span></text:p>
      <text:p text:style-name="example"><text:span text:style-name="T22">ATTACHED</text:span><text:span text:style-name="T2"> &lt;név minta&gt; </text:span><text:span text:style-name="T22">FROM</text:span><text:span text:style-name="T2"> &lt;tól&gt; </text:span><text:span text:style-name="T22">TO</text:span><text:span text:style-name="T2"> &lt;ig&gt;;</text:span></text:p>
      <text:p text:style-name="example"><text:span text:style-name="T22">WORKSTATION</text:span><text:span text:style-name="T2"> &lt;név&gt; &lt;mac&gt; [&lt;leírás&gt;];</text:span></text:p>
      <text:p text:style-name="Text_20_body">Ahol:</text:p>
      <text:list xml:id="list175347183648365" text:continue-list="list175347325695735" text:style-name="L6">
        <text:list-item>
          <text:p text:style-name="P41">&lt;neve&gt;<text:tab/>Az eszköz neve, egy string.</text:p>
        </text:list-item>
        <text:list-item>
          <text:p text:style-name="P41">&lt;leírás&gt;<text:tab/>Opcionális leírás, ill. megjegyzés.</text:p>
        </text:list-item>
      </text:list>
      <text:p text:style-name="Text_20_body">Az <text:span text:style-name="T17">ATTACHED</text:span> kulcsszó esetben további paraméterek megadására nincsen lehetőség, a következőnél pedig a leírás megadására sem. E két esetben egy fix konfigurációjú eszköz jön létre, melynek egy „attach” típusú és ugyanilyen nevű portja lesz, és a portnak nem lesz sorszáma. Mivel paraméterek nem adhatóak meg, a helyiség megadását a definíció előtt kell megadni egy „<text:span text:style-name="T17">SET PLACE</text:span>” paranccsal. Az utolsó változatnál több eszközt hozhatunk létre, ahol az eszköz név azonos algoritmus szerint generálódik, mint a patch vagy hub csoportos port definíciónál a port név. Az <text:span text:style-name="T17">ATTACHED</text:span> kulcsszó rövidíthető <text:span text:style-name="T17">ATT</text:span>-nek.</text:p>
      <text:p text:style-name="Text_20_body">A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17">LOOKUP</text:span> vagy <text:span text:style-name="T17">ARP</text:span> kulcsszót használjuk. Végül a MAC is lekérdezhető az IP cím ismeretében. Ekkor a MAC helyén az ARP kulcsszót kell használni.</text:p>
      <text:p text:style-name="Text_20_body">Az ip cím hivatkozás (<text:span text:style-name="T1">&lt;ip hiv.&gt;</text:span><text:span text:style-name="T23">) a következőképpen nézhet ki:</text:span></text:p>
      <text:p text:style-name="P4">&lt;ip cím&gt;</text:p>
      <text:p text:style-name="example"><text:span text:style-name="T2">&lt;ip cím&gt;</text:span><text:span text:style-name="T23">/</text:span><text:span text:style-name="T2">&lt;ip típus&gt;</text:span></text:p>
      <text:p text:style-name="P3">DYNAMIC</text:p>
      <text:p text:style-name="P3">LOOKUP</text:p>
      <text:p text:style-name="P3">ARP</text:p>
      <text:p text:style-name="Text_20_body">Az ip cím után opcionálisan megadható az ip cím típusa: <text:span text:style-name="T22">FIXIP, PRIVATE, EXTERNAL, DYNAMIC</text:span> vagy <text:span text:style-name="T17">PSEUDO</text:span>. A <text:span text:style-name="T17">FIXIP</text:span> és <text:span text:style-name="T17">PSEUDO</text:span> típusú ip címnek egyedinek kell lennie. a <text:span text:style-name="T17">DYNAMIC </text:span><text:span text:style-name="T27">típus esetén</text:span>, az ip címet nem kell megadni, ekkor ip cím nem kerül az adatbázis rekordba (NULL értékű lesz). Ha az ip cím típusa <text:span text:style-name="T17">PSEUDO</text:span>, akkor a <text:span text:style-name="T17">LOOKUP</text:span> és <text:span text:style-name="T17">ARP</text:span> kulcsszavak nem <text:soft-page-break/>használhatóak.</text:p>
      <text:p text:style-name="Text_20_body">A MAC cím hivatkozás a következő lehet:</text:p>
      <text:p text:style-name="P4">&lt;mac cím&gt;</text:p>
      <text:p text:style-name="example">MAC(&lt;string kifejezés&gt;)</text:p>
      <text:p text:style-name="example">ARP</text:p>
      <text:p text:style-name="Text_20_body">Az utolsó változattal munkaállomást definiálhatunk, mely egy olyan host, melynek csak egy „ethernet” típusú portja van, és az dinamikus IP címmel rendelkezik. További paraméterezésre <text:s/>nincs lehetőség. A <text:span text:style-name="T17">WORKSTATION</text:span> kulcsszó rövidíthető <text:span text:style-name="T17">WKS</text:span>-nek is.</text:p>
      <text:p text:style-name="Text_20_body">Egy eszköz esetén mindig létr<text:span text:style-name="T45">e</text:span>jön egy hozzárendelt port is, alapértelmezett tulajdonságokkal. Ezeket természetesen megváltoztathatjuk. A par<text:span text:style-name="T45">a</text:span>métereknél, ha más portot még nem hoztunk létre, ill. más portra még nem hivatkoztunk, akkor a port nevére a &amp;@ , vagy indexére a #@ karakterpárral hivatkozh<text:span text:style-name="T45">a</text:span>tunk.</text:p>
      <text:p text:style-name="Text_20_body">A paraméterek lehetnek a következőek:</text:p>
      <text:list xml:id="list9083174812073736241" text:style-name="L10">
        <text:list-item>
          <text:p text:style-name="P45"><text:span text:style-name="T8">NOTE</text:span><text:span text:style-name="T7"> </text:span><text:span text:style-name="T9">&lt;leírás&gt;</text:span><text:span text:style-name="T7"> </text:span><text:span text:style-name="T8">;<text:line-break/></text:span>A leírás alternatívan így is beállítható, ha kétszer adjuk meg, akkor az utolsó lesz az érvényes</text:p>
        </text:list-item>
        <text:list-item>
          <text:p text:style-name="P45"><text:span text:style-name="T8">PLACE</text:span><text:span text:style-name="T7"> </text:span><text:span text:style-name="T9">&lt;név&gt;</text:span> <text:span text:style-name="T8">;</text:span><text:span text:style-name="T17"><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45"><text:span text:style-name="T8">ALARM MESSAGE </text:span><text:span text:style-name="T11">&lt;üzenet&gt;</text:span><text:span text:style-name="T8">;<text:line-break/></text:span><text:span text:style-name="T16">Egy opcionális üzenet, az eszközre vonatkozó riasztás esetére. A </text:span><text:span text:style-name="T8">MESSAGE</text:span><text:span text:style-name="T16"> kulcsszó rövidíthető </text:span><text:span text:style-name="T8">MSG</text:span><text:span text:style-name="T16">-nek.</text:span></text:p>
        </text:list-item>
        <text:list-item>
          <text:p text:style-name="P45"><text:span text:style-name="T8">SET</text:span><text:span text:style-name="T7"> </text:span><text:span text:style-name="T9">&lt;mező név&gt;</text:span><text:span text:style-name="T7"> </text:span><text:span text:style-name="T8">=</text:span><text:span text:style-name="T7"> </text:span><text:span text:style-name="T9">&lt;érték&gt;</text:span><text:span text:style-name="T8">;</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45"><text:span text:style-name="T8">ALARM PLACE GROUP </text:span><text:span text:style-name="T10">&lt;csoport név&gt;</text:span><text:span text:style-name="T8"> ;<text:line-break/></text:span>Definiálja a munkaállomáson futó diszpécser program számára, mely riasztások megjelenítése szükséges az adott állomáson.<text:span text:style-name="T8"><text:line-break/></text:span>Egy előzőleg már létrehozott port egy tulajdonságának a megadása.</text:p>
        </text:list-item>
        <text:list-item>
          <text:p text:style-name="P45"><text:span text:style-name="T13">ADD PORT </text:span><text:span text:style-name="T11">[&lt;index&gt;]</text:span><text:span text:style-name="T9"> &lt;típus&gt; &lt;név&gt; [&lt;leírás&gt;]</text:span><text:span text:style-name="T8">;<text:line-break/></text:span>Egy port definiálása. Ahol &lt;név&gt; a port neve, a &lt;leírás&gt; opcionálisan egy leírás, vagy megjegyzés a porthoz, a &lt;típus&gt; pedig a port típusa. <text:s/>A port név egy eszközön belül egyedi kell hogy legyen. Egy portnak van ugyan sorszáma, de nem kötelező, ha megadjuk egyedinek kell lennie egy eszközre. A port indexnél megadhatjuk a #+@ kifejezést is, ekkor az index az előző index +1 lesz.</text:p>
        </text:list-item>
        <text:list-item>
          <text:p text:style-name="P45"><text:span text:style-name="T8">ADD PORTS </text:span><text:span text:style-name="T11">&lt;tleírásípus&gt; [</text:span><text:span text:style-name="T13">OFFS</text:span><text:span text:style-name="T11"> &lt;név offs.&gt;] </text:span><text:span text:style-name="T13">FROM</text:span><text:span text:style-name="T15"> &lt;tol&gt;</text:span><text:span text:style-name="T8"> TO </text:span><text:span text:style-name="T15">&lt;ig&gt;</text:span><text:span text:style-name="T10"> </text:span><text:span text:style-name="T11">[</text:span><text:span text:style-name="T13">OFFS</text:span><text:span text:style-name="T10"> </text:span><text:span text:style-name="T11">&lt;sorszám offs.&gt;]</text:span><text:span text:style-name="T10"><text:line-break/><text:tab/></text:span><text:span text:style-name="T15">&lt;név minta&gt;</text:span><text:span text:style-name="T10">;<text:line-break/></text:span>Egy port sorozat hozzáadása a node-hoz. A paraméterek értelmezését lásd. a PATCH-nál az ADD PORTS kulcsszavakat.</text:p>
        </text:list-item>
        <text:list-item>
          <text:p text:style-name="P45"><text:span text:style-name="T8">ADD SENSORS </text:span><text:span text:style-name="T9">[</text:span><text:span text:style-name="T13">OFFS</text:span><text:span text:style-name="T9"> &lt;név offs.&gt;] </text:span><text:span text:style-name="T13">FROM</text:span><text:span text:style-name="T9"> &lt;tol&gt;</text:span><text:span text:style-name="T7"> </text:span><text:span text:style-name="T8">TO</text:span><text:span text:style-name="T7"> </text:span><text:span text:style-name="T9">&lt;ig&gt; [</text:span><text:span text:style-name="T13">OFFS</text:span><text:span text:style-name="T9"> &lt;sorszám offs.&gt;]<text:line-break/><text:tab/>&lt;név minta&gt; &lt;ip&gt;</text:span><text:span text:style-name="T8">;<text:line-break/></text:span>Egy port sorozat hozzáadása a host-hoz. A paraméterek értelmezését lásd. a <text:span text:style-name="T17">PATCH</text:span>-nál az <text:span text:style-name="T17">ADD PORTS</text:span> kulcsszavakat. A portok típusa 'sensors' lesz. Az utolsó paraméter az első port IP címét definiálja, amely a további definiált portoknál eggyel növekszik (a cím típusa PSEUDO).</text:p>
        </text:list-item>
        <text:list-item>
          <text:p text:style-name="P45"><text:span text:style-name="T8">PORT </text:span><text:span text:style-name="T11">&lt;index&gt;</text:span><text:span text:style-name="T8"> TYPE</text:span><text:span text:style-name="T11"> [&lt;üj index&gt;] &lt;típus&gt; &lt;név&gt; &lt;leírás&gt;</text:span><text:span text:style-name="T8">;<text:line-break/></text:span>Az implicit létrehozott port paramétereinek a megadására használható, ha az alapértelmezett értékek nem megfelelőek. Ekkor ennek kell lennie az első port hivatkozásnak, és a port indexre a #@-al hivatkozhatunk.</text:p>
        </text:list-item>
        <text:list-item>
          <text:p text:style-name="P45"><text:span text:style-name="T8">PORT </text:span><text:span text:style-name="T11">&lt;index&gt;</text:span><text:span text:style-name="T8"> </text:span><text:span text:style-name="T13">NAME</text:span><text:span text:style-name="T8"> </text:span><text:span text:style-name="T11">&lt;új név&gt;</text:span><text:span text:style-name="T8">;<text:line-break/>PORT</text:span><text:span text:style-name="T7"> </text:span><text:span text:style-name="T9">&lt;név&gt;</text:span><text:span text:style-name="T7"> </text:span><text:span text:style-name="T13">NOTE</text:span><text:span text:style-name="T7"> </text:span><text:span text:style-name="T9">&lt;leírás&gt;</text:span><text:span text:style-name="T8">;<text:line-break/>PORT </text:span><text:span text:style-name="T11">&lt;index&gt;</text:span><text:span text:style-name="T8"> </text:span><text:span text:style-name="T13">NOTE</text:span><text:span text:style-name="T8"> </text:span><text:span text:style-name="T11">&lt;leírás&gt;</text:span><text:span text:style-name="T8">;<text:line-break/>PORT </text:span><text:span text:style-name="T11">&lt;név&gt;</text:span><text:span text:style-name="T8"> SET </text:span><text:span text:style-name="T11">&lt;mező név&gt;</text:span><text:span text:style-name="T8"> = </text:span><text:span text:style-name="T12">&lt;érték&gt;</text:span><text:span text:style-name="T8">;<text:line-break/>PORT </text:span><text:span text:style-name="T11">&lt;index&gt;</text:span><text:span text:style-name="T8"> SET </text:span><text:span text:style-name="T11">&lt;mező név&gt;</text:span><text:span text:style-name="T8"> = </text:span><text:span text:style-name="T12">&lt;érték&gt;</text:span><text:span text:style-name="T8">;<text:line-break/>PORT </text:span><text:span text:style-name="T11">&lt;név&gt;</text:span><text:span text:style-name="T8"> PARAM </text:span><text:span text:style-name="T11">&lt;paraméter név&gt;</text:span><text:span text:style-name="T8"> = </text:span><text:span text:style-name="T12">&lt;érték&gt;</text:span><text:span text:style-name="T8">;<text:line-break/>PORT </text:span><text:span text:style-name="T11">&lt;index&gt;</text:span><text:span text:style-name="T8"> PARAM </text:span><text:span text:style-name="T11">&lt;paraméter név&gt;</text:span><text:span text:style-name="T8"> = </text:span><text:span text:style-name="T12">&lt;érték&gt;</text:span><text:span text:style-name="T8">;<text:line-break/></text:span>A hivatkozott port megadott paraméterének a módosítása.</text:p>
        </text:list-item>
        <text:list-item>
          <text:p text:style-name="P45"><text:span text:style-name="T13">ADD PORT </text:span><text:span text:style-name="T11">[</text:span><text:span text:style-name="T9">&lt;index&gt;] &lt;típus&gt; &lt;név&gt; &lt;ip hiv.&gt; &lt;mac hiv.&gt; [&lt;leírás&gt;]</text:span><text:span text:style-name="T8">;<text:line-break/></text:span>Egy port definiálása. Ahol az &lt;index&gt; egy opcionális sorszám, &lt;név&gt; a port neve, a &lt;leírás&gt; opcionálisan egy leírás, vagy megjegyzés a porthoz, a &lt;típus&gt; pedig a port típusa :</text:p>
          <text:list>
            <text:list-item>
              <text:p text:style-name="P19">sensor<text:tab/>Sensor port</text:p>
            </text:list-item>
            <text:list-item>
              <text:p text:style-name="P19">rs485<text:tab/>RS-485 Serial bus interface</text:p>
            </text:list-item>
            <text:list-item>
              <text:p text:style-name="P19">iic<text:tab/>IIC Serial bus interface</text:p>
            </text:list-item>
            <text:list-item>
              <text:p text:style-name="P19">ethernet<text:tab/>Ethernet Interface (UTP)</text:p>
            </text:list-item>
            <text:list-item>
              <text:p text:style-name="P19"><text:soft-page-break/>veth<text:tab/>Virtuális ethernet</text:p>
            </text:list-item>
            <text:list-item>
              <text:p text:style-name="P19">wireless<text:tab/>Wireless ethernet interface</text:p>
            </text:list-item>
            <text:list-item>
              <text:p text:style-name="P19">ppp<text:tab/>Point to Point protcol interface</text:p>
            </text:list-item>
            <text:list-item>
              <text:p text:style-name="P19">softwareloopback<text:tab/>Software loopback interface</text:p>
            </text:list-item>
            <text:list-item>
              <text:p text:style-name="P19">rs232<text:tab/>RS232 Interface</text:p>
            </text:list-item>
            <text:list-item>
              <text:p text:style-name="P19">virtual<text:tab/>Vlan interfész</text:p>
            </text:list-item>
            <text:list-item>
              <text:p text:style-name="P19">multiplexor<text:tab/>Trunk</text:p>
            </text:list-item>
            <text:list-item>
              <text:p text:style-name="P19">adsl<text:tab/>Asymmetric Digital Subscriber Loop</text:p>
            </text:list-item>
            <text:list-item>
              <text:p text:style-name="P19">tunnel<text:tab/>Encapsulation interface</text:p>
            </text:list-item>
            <text:list-item>
              <text:p text:style-name="P19">digitalPowerline<text:tab/>IP over Power Lines</text:p>
            </text:list-item>
            <text:list-item>
              <text:p text:style-name="P19">usb<text:tab/>USB Interface</text:p>
            </text:list-item>
          </text:list>
          <text:p text:style-name="P45">A lista bővíthető, de magát lista bővítést az import nem támogatja.<text:line-break/>Az ip hivatkozás a következőképpen nézhet ki:</text:p>
          <text:list text:continue-numbering="true">
            <text:list-item>
              <text:p text:style-name="P46"><text:span text:style-name="T1">&lt;ip cím&gt; [</text:span><text:span text:style-name="T22">/</text:span><text:span text:style-name="T1">&lt;ip typus&gt;</text:span>]<text:tab/>Az ip cím megadása az opcionális típussal</text:p>
            </text:list-item>
            <text:list-item>
              <text:p text:style-name="P46"><text:span text:style-name="T17">DINAMIC<text:tab/></text:span>Dinamikus ip cím, a cím nem ismert.</text:p>
            </text:list-item>
            <text:list-item>
              <text:p text:style-name="P46"><text:span text:style-name="T17">NULL<text:tab/></text:span>Dinamikus ip cím, a cím nem ismert.</text:p>
            </text:list-item>
            <text:list-item>
              <text:p text:style-name="P46"><text:span text:style-name="T17">ARP<text:tab/></text:span>Az ip cím a mac alapján a lekérdezett ARP táblákból.</text:p>
            </text:list-item>
          </text:list>
          <text:p text:style-name="P45">A mac cím hivatkozás a következőképpen nézhet ki:</text:p>
          <text:list text:continue-numbering="true">
            <text:list-item>
              <text:p text:style-name="P47"><text:span text:style-name="T1">&lt;mac cím&gt;<text:tab/></text:span>A mac cím közvetlen megadása.</text:p>
            </text:list-item>
            <text:list-item>
              <text:p text:style-name="P29">MAC(<text:span text:style-name="T2">&lt;string kifejezés&gt;</text:span>)<text:tab/><text:span text:style-name="T27">A string kifejezést mac-címmé konvertálja.</text:span></text:p>
            </text:list-item>
            <text:list-item>
              <text:p text:style-name="P47"><text:span text:style-name="T17">ARP<text:tab/></text:span>A mac cím az ip alapján a lekérdezett ARP táblákból.</text:p>
            </text:list-item>
            <text:list-item>
              <text:p text:style-name="P47"><text:span text:style-name="T17">NULL<text:tab/></text:span>Nincs megadva mac cím.</text:p>
            </text:list-item>
            <text:list-item>
              <text:p text:style-name="P47"><text:span text:style-name="T17">&lt;@</text:span><text:tab/>Az előző hivatkozott porttal azonos mac cím.</text:p>
            </text:list-item>
            <text:list-item>
              <text:p text:style-name="P47"><text:span text:style-name="T17">&lt;</text:span><text:span text:style-name="T1">&lt;port index&gt;</text:span><text:tab/>A megadott indexű porttal azonos mac cím.</text:p>
            </text:list-item>
          </text:list>
        </text:list-item>
        <text:list-item>
          <text:p text:style-name="P45"><text:span text:style-name="T8">PORT</text:span><text:span text:style-name="T7"> </text:span><text:span text:style-name="T9">&lt;név&gt;</text:span><text:span text:style-name="T7"> </text:span><text:span text:style-name="T8">ADD ADDRESS </text:span><text:span text:style-name="T11">&lt;ip hiv.&gt;</text:span><text:span text:style-name="T8"> </text:span><text:span text:style-name="T12">[&lt;leírás&gt;]</text:span><text:span text:style-name="T14">;</text:span><text:span text:style-name="T8"><text:line-break/>PORT </text:span><text:span text:style-name="T11">&lt;index&gt;</text:span><text:span text:style-name="T8"> ADD ADDRESS </text:span><text:span text:style-name="T11">&lt;ip hiv.&gt;</text:span><text:span text:style-name="T8"> </text:span><text:span text:style-name="T12">[&lt;leírás&gt;]</text:span><text:span text:style-name="T8">;<text:line-break/></text:span>Egy előzőleg már létrehozott porthoz egy további cím hozzárendelése. Az ip hivatkozásban kötelező megadni egy ip címet, és az opcionális típusok a <text:span text:style-name="T17">FIXIP</text:span>, <text:span text:style-name="T17">PRIVATE</text:span> és <text:span text:style-name="T17">PSEUUDO</text:span> lehetnek, az alapértelmezés a <text:span text:style-name="T17">FIXIP</text:span>.</text:p>
        </text:list-item>
        <text:list-item>
          <text:p text:style-name="P45"><text:span text:style-name="T8">PORT</text:span><text:span text:style-name="T7"> </text:span><text:span text:style-name="T9">&lt;név&gt;</text:span><text:span text:style-name="T7"> </text:span><text:span text:style-name="T8">VLAN</text:span><text:span text:style-name="T7"> </text:span><text:span text:style-name="T9">&lt;vlan&gt; [&lt;típus&gt; [&lt;beállítás típusa&gt;]]</text:span><text:span text:style-name="T8">;<text:line-break/>PORT</text:span><text:span text:style-name="T7"> </text:span><text:span text:style-name="T9">&lt;index&gt;</text:span><text:span text:style-name="T7"> </text:span><text:span text:style-name="T8">VLAN</text:span><text:span text:style-name="T7"> </text:span><text:span text:style-name="T9">&lt;vlan&gt; [&lt;típus&gt; [&lt;beállítás típusa&gt;]]</text:span><text:span text:style-name="T8">;</text:span><text:line-break/>Port -vlan összerendelések megadása. Ahol:</text:p>
          <text:list>
            <text:list-item>
              <text:p text:style-name="P45">&lt;vlan&gt;<text:tab/>Egy létező vlan neve</text:p>
            </text:list-item>
            <text:list-item>
              <text:p text:style-name="P45">&lt;típus&gt;<text:tab/>Összerendelés vagy viszony típusa:</text:p>
              <text:list>
                <text:list-item>
                  <text:p text:style-name="P48">no<text:tab/>Nincs hozzárendelés.</text:p>
                </text:list-item>
                <text:list-item>
                  <text:p text:style-name="P48">unknown<text:tab/>Ismeretlen</text:p>
                </text:list-item>
                <text:list-item>
                  <text:p text:style-name="P48">forbidden<text:tab/>Tiltott</text:p>
                </text:list-item>
                <text:list-item>
                  <text:p text:style-name="P48">autó<text:span text:style-name="T2">leírás</text:span><text:tab/>Automatikus</text:p>
                </text:list-item>
                <text:list-item>
                  <text:p text:style-name="P48">tagged<text:tab/>cimkézett</text:p>
                </text:list-item>
                <text:list-item>
                  <text:p text:style-name="P48">untagged<text:tab/>nem cimkézett</text:p>
                </text:list-item>
                <text:list-item>
                  <text:p text:style-name="P48">virtual</text:p>
                </text:list-item>
                <text:list-item>
                  <text:p text:style-name="P48">hard<text:tab/>nem logikailag összerendelt (logikailag egyenértékű au. mint az untagged) alapértelmezett</text:p>
                </text:list-item>
              </text:list>
            </text:list-item>
            <text:list-item>
              <text:p text:style-name="P45"><text:span text:style-name="T9">&lt;beállítás típusa&gt;<text:tab/></text:span>Az összerendelés forrását adja meg.</text:p>
              <text:list>
                <text:list-item>
                  <text:p text:style-name="P45">auto<text:tab/>autómatikus.</text:p>
                </text:list-item>
                <text:list-item>
                  <text:p text:style-name="P45">query<text:tab/>Az összerendelés egy lekérdezés eredménye.</text:p>
                </text:list-item>
                <text:list-item>
                  <text:p text:style-name="P45">manual<text:tab/>Az összerendelés manuálisan történt (ez az alapértelmezés)</text:p>
                </text:list-item>
              </text:list>
            </text:list-item>
          </text:list>
        </text:list-item>
        <text:list-item>
          <text:p text:style-name="P45"><text:span text:style-name="T10">PORT</text:span><text:span text:style-name="T9"> &lt;név&gt; </text:span><text:span text:style-name="T10">VLANS</text:span><text:span text:style-name="T9"> &lt;vlan lista&gt; </text:span><text:span text:style-name="T8">;<text:line-break/></text:span><text:span text:style-name="T10">PORT</text:span><text:span text:style-name="T9"> &lt;index&gt; </text:span><text:span text:style-name="T10">VLANS</text:span><text:span text:style-name="T9"> &lt;vlan lista&gt; </text:span><text:span text:style-name="T8">;</text:span><text:line-break/>Több vlan összerendelése ugyanazzal a portal. A típusok tagged és manual.</text:p>
        </text:list-item>
        <text:list-item>
          <text:p text:style-name="P45"><text:span text:style-name="T11">[</text:span><text:span text:style-name="T8">READ</text:span><text:span text:style-name="T11">]</text:span><text:span text:style-name="T8"> COMMUNITY </text:span><text:span text:style-name="T11">&lt;community&gt;</text:span><text:span text:style-name="T8"> ;<text:line-break/>WRITE COMMUNITY </text:span><text:span text:style-name="T11">&lt;community&gt;</text:span><text:span text:style-name="T8"> ;<text:line-break/></text:span>Csak SNMP képes eszközök esetén a community stringek megadása. Alapértelmezett a „public”.</text:p>
        </text:list-item>
        <text:list-item>
          <text:p text:style-name="P45"><text:span text:style-name="T8">PORTS BY SNMP </text:span><text:span text:style-name="T11">[&lt;read community&gt;]</text:span><text:span text:style-name="T8">;<text:line-break/></text:span>Csak SNMP képes eszközök esetén a portokat, vagyis a teljes konfigurációt lekérdezi SNMP-n keresztül. A loopback <text:soft-page-break/>valamint az ismeretlen port típusokat figyelmen kívül hagyja. Ha nem adjuk meg a community-t akkor a „public”-al fog próbálkozni. Az alapértelmezett SNMP verzió a 2c.</text:p>
        </text:list-item>
      </text:list>
      <text:p text:style-name="Text_20_body">A port hivatkozásoknál lehetőség van két belső változó használatára. A &amp;@ karakterpár az utoljára módosítótt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17">FOR</text:span> makró jellegű kifejezés használatára (ezek bárhol nem használhatóak).</text:p>
      <text:p text:style-name="Text_20_body">Hasonlóan a patch panelekhez itt is lehetőség van minták definiálására:</text:p>
      <text:p text:style-name="example">NODE TEMPLATE <text:span text:style-name="T2">&lt;név&gt; &lt;definíció&gt;</text:span>;</text:p>
      <text:p text:style-name="example">NODE TEMPLATE <text:span text:style-name="T2">&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Text_20_body">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END”.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Text_20_body">Szintén nem engedi meg az adatbázis logika hurkok létrehozását. Az adatbázis logika a fizikai kapcsolatok módosításával egy időben aktualizálja a logikai topológiát (ill. annak a fizikaiból levezethető változatát). A logikai topológiát létrehozó algoritmus, megelőzendő a hurkok miatti végtelen ciklusokat, csak maximum 10 fizikai kapcsolat láncolását engedi meg két END-END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2">{</text:span>BACK<text:span text:style-name="T2">|</text:span>FRONT<text:span text:style-name="T2">|</text:span>END<text:span text:style-name="T2">}</text:span> <text:span text:style-name="T2">[&lt;eszköz név 1&gt;]</text:span> TO <text:span text:style-name="T2">{</text:span>BACK<text:span text:style-name="T2">|</text:span>FRONT<text:span text:style-name="T2">|</text:span>END<text:span text:style-name="T2">} [&lt;eszköz név 1&gt;]</text:span> {</text:p>
      <text:p text:style-name="example"><text:s text:c="3"/><text:span text:style-name="T2">[&lt;n.név&gt;]</text:span><text:span text:style-name="T22">:</text:span><text:span text:style-name="T2">&lt;p.név&gt;[</text:span><text:span text:style-name="T22">/</text:span><text:span text:style-name="T2">&lt;sh.&gt;] <text:s text:c="2"/></text:span><text:span text:style-name="T22">&amp; </text:span><text:span text:style-name="T2">[&lt;n.név&gt;] </text:span><text:span text:style-name="T22">:</text:span><text:span text:style-name="T2"> &lt;p.név&gt;[</text:span><text:span text:style-name="T22">/</text:span><text:span text:style-name="T2">&lt;sh.&gt;] </text:span><text:span text:style-name="T11">[&lt;leírás&gt;]</text:span><text:span text:style-name="T22">;</text:span></text:p>
      <text:p text:style-name="example"><text:span text:style-name="T22"><text:s text:c="3"/></text:span><text:span text:style-name="T2">[&lt;n.név&gt;]</text:span><text:span text:style-name="T22">:</text:span><text:span text:style-name="T2">&lt;p.sorzs.&gt;[</text:span><text:span text:style-name="T22">/</text:span><text:span text:style-name="T2">&lt;sh.&gt;]</text:span><text:span text:style-name="T22">&amp; </text:span><text:span text:style-name="T2">[&lt;n.név&gt;] </text:span><text:span text:style-name="T22">:</text:span><text:span text:style-name="T2"> &lt;port sorsz.&gt;[</text:span><text:span text:style-name="T22">/</text:span><text:span text:style-name="T2">&lt;sh.&gt;] </text:span><text:span text:style-name="T11">[&lt;leírás&gt;]</text:span><text:span text:style-name="T22">;</text:span></text:p>
      <text:p text:style-name="example"><text:span text:style-name="T22"><text:s text:c="3"/></text:span><text:span text:style-name="T2">&lt;szám&gt;</text:span><text:span text:style-name="T22"> * </text:span><text:span text:style-name="T2">[&lt;eszköz név&gt;] </text:span><text:span text:style-name="T22">:</text:span><text:span text:style-name="T2"> &lt;port sorzs.&gt; </text:span><text:span text:style-name="T22">&amp;<text:tab/></text:span><text:span text:style-name="T2">[&lt;eszköz név&gt;] </text:span><text:span text:style-name="T22">:</text:span><text:span text:style-name="T2"> &lt;port sorsz.&gt;</text:span><text:span text:style-name="T22">;</text:span></text:p>
      <text:p text:style-name="example">}</text:p>
      <text:p text:style-name="Text_20_body">A kapcsolat jobb és bal oldalát egy &amp; jel választja el. Ahol. a &lt;n.név&gt; a blokk fejben megadott típushoz illeszkedő eszköz, panel vagy hub neve. A &lt;p.név&gt; port név, a &lt;p.sorsz.&gt; pedig a port sorszáma pathc panel, falicsatlakozó hub esetén, illetve port index snmpdev esetén.</text:p>
      <text:p text:style-name="Text_20_body">Az &lt;sh&gt; egy megosztási módot definiál.</text:p>
      <text:p text:style-name="Text_20_body">Mivel a port név eszközön belül mindig egyedi, ezért az a port azonosítására (ha csak egy kapcsolatot hozunk létre) midig használható. A port sorszám, vagy index csak akkor, ha az alapján a port egyértelműen azonosít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text:soft-page-break/>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END "sw0" TO END {</text:p>
      <text:p text:style-name="example"><text:s text:c="4"/>:D7 <text:s/>&amp; "aaa.xyz.local":eth0;</text:p>
      <text:p text:style-name="example"><text:s text:c="4"/>:D8 <text:s/>&amp; "aaa.xyz.local":eth1;</text:p>
      <text:p text:style-name="example"><text:s text:c="4"/>:F13 &amp; "sw1":"50";<text:tab/><text:span text:style-name="T27">// Név szerint port hivatkozás a jobb oldalon is.</text:span></text:p>
      <text:p text:style-name="example"><text:s text:c="4"/>:F14 &amp; "sw1":49;<text:tab/><text:span text:style-name="T27">// Index szerinti port hivatkozás a jobb oldalon</text:span></text:p>
      <text:p text:style-name="example">}</text:p>
      <text:p text:style-name="example">LINKS FRONT "PATCH1" TO END "switch11" {</text:p>
      <text:p text:style-name="example"><text:s text:c="4"/>:1/A &amp; :1;<text:tab/><text:span text:style-name="T27">// A panel 1-es portja elosztón keresztül</text:span></text:p>
      <text:p text:style-name="example"><text:s text:c="4"/>:1/B &amp; :2;<text:tab/><text:span text:style-name="T27">//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node típus esetén az ott megadott ATTACHED stílusú definícióra ill. host esetén a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END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 típu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utolsó 5 mező csak alapértelmezési értékeket ad meg a konkrét szolgáltatás példánynál, ha az ott nem lenne definiálva, lásd ott.</text:p>
      <text:p text:style-name="Text_20_body">Az importban egy szolgáltatás típus definíciója a következőképpen néz ki (protokoll definícióját egyenlőre az import nem támogatja):</text:p>
      <text:p text:style-name="example">SERVICE <text:span text:style-name="T2">&lt;név&gt; [&lt;leírás&gt;]</text:span> {</text:p>
      <text:p text:style-name="example"><text:s text:c="4"/><text:span text:style-name="T2">&lt;paraméterek&gt;</text:span></text:p>
      <text:p text:style-name="example"><text:soft-page-break/>}</text:p>
      <text:p text:style-name="Text_20_body">Ahol a &lt;név a szolgáltatás típus neve, a &lt;leírás&gt; pedig egy opcionális leírás, vagy megjegyzés.</text:p>
      <text:p text:style-name="Text_20_body">A paraméterek:</text:p>
      <text:list xml:id="list175345678029112" text:continue-list="list175347377632515" text:style-name="List_20_1">
        <text:list-item>
          <text:p text:style-name="P24"><text:span text:style-name="T1">{</text:span><text:span text:style-name="T17">TCP</text:span><text:span text:style-name="T2">|</text:span><text:span text:style-name="T17">UDP</text:span><text:span text:style-name="T1">}</text:span> <text:span text:style-name="T1">[&lt;port&gt;]</text:span><text:span text:style-name="T17">;</text:span><text:line-break/>A szolgáltatáshoz tartozó protokoll és az opcionális port szám megadása.</text:p>
        </text:list-item>
        <text:list-item>
          <text:p text:style-name="P24"><text:span text:style-name="T17">{ICMP</text:span><text:span text:style-name="T1">|</text:span><text:span text:style-name="T17">IP</text:span><text:span text:style-name="T1">|</text:span><text:span text:style-name="T17">NIL</text:span><text:span text:style-name="T1">|</text:span><text:span text:style-name="T17">PROTOCOL</text:span><text:span text:style-name="T1"> &lt;név&gt;}</text:span><text:span text:style-name="T22">;</text:span><text:span text:style-name="T1"><text:line-break/></text:span><text:span text:style-name="T23">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24"><text:span text:style-name="T22">ALARM MESSAGE </text:span><text:span text:style-name="T23"><text:s/></text:span><text:span text:style-name="T1">&lt;string&gt;</text:span><text:span text:style-name="T22">;<text:line-break/></text:span><text:span text:style-name="T24">Riasztás esetén használt üzenet megadása. A MESSAGE kulcsszó rövidíthető MSG-nek is.</text:span></text:p>
        </text:list-item>
        <text:list-item>
          <text:p text:style-name="P24"><text:span text:style-name="T22">SUPERIOR SERVICE MASK</text:span><text:span text:style-name="T23"> </text:span><text:span text:style-name="T1">&lt;mask&gt;</text:span><text:span text:style-name="T22">;</text:span><text:span text:style-name="T23"><text:line-break/>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LIKE) a lehetséges szolgáltatás nevekhez. Pl.: Minden daemon típusú szolgáltatást, vagyis lekérdező daemont a lv2d daemon, az ütemező indít, Ezen szolgáltatás típusok esetén a mező értéke 'lv2d' (felesleges megadni, mivel mivel ebben az esetben ezen adat hiányában is egyértelmű a hierarchia).</text:span></text:p>
        </text:list-item>
        <text:list-item>
          <text:p text:style-name="P24"><text:span text:style-name="T22">COMMAND</text:span><text:span text:style-name="T23"> </text:span><text:span text:style-name="T2">&lt;string&gt;</text:span><text:span text:style-name="T22">;<text:line-break/></text:span>Ha szolgáltatáshoz tartozik alapértelmezett parancs, annak megadása<text:span text:style-name="T24">. A </text:span><text:span text:style-name="T22">COMMAND</text:span><text:span text:style-name="T24"> kulcsszó rövidíthető </text:span><text:span text:style-name="T22">CMD</text:span><text:span text:style-name="T24">-nek is.</text:span></text:p>
        </text:list-item>
        <text:list-item>
          <text:p text:style-name="P30"><text:span text:style-name="T23">PROPERTIES </text:span><text:span text:style-name="T2">&lt;sring&gt;</text:span><text:span text:style-name="T23"> ;</text:span></text:p>
          <text:p text:style-name="P24">Egy általános paraméter mező. A szeparátor s ':', és ez a kezdő és záró karakter is. A szeparátorok között paraméter név és egy opcionális paraméter érték adható meg elválasztó jel az '='. A <text:span text:style-name="T17">PROPERTIES</text:span> rövidíthető <text:span text:style-name="T17">PROP</text:span>-nak is.</text:p>
          <text:p text:style-name="P20">A mezőben megadott paraméterek jelentése (nem teljes lista, egyedi paraméterek megadása is lehetséges):</text:p>
        </text:list-item>
      </text:list>
      <text:list xml:id="list7575066324989005354" text:style-name="L11">
        <text:list-item>
          <text:p text:style-name="P49">daemon</text:p>
          <text:list>
            <text:list-item>
              <text:p text:style-name="P49">continue<text:tab/>Folyamatosan futó program, csak akkor lép ki, ha hiba van, vagy leállítják.</text:p>
            </text:list-item>
            <text:list-item>
              <text:p text:style-name="P49">polling<text:tab/>Időzítve hívott program, ha elvégezte a feladatát, akkor kilép.</text:p>
            </text:list-item>
            <text:list-item>
              <text:p text:style-name="P49">respawn<text:tab/>Folyamatosan futtatandó program, ha kilép újra kell indítani.</text:p>
            </text:list-item>
          </text:list>
        </text:list-item>
        <text:list-item>
          <text:p text:style-name="P50">inspector</text:p>
          <text:list>
            <text:list-item>
              <text:p text:style-name="P50">timed <text:tab/>Időzített</text:p>
            </text:list-item>
            <text:list-item>
              <text:p text:style-name="P50">thread<text:tab/>Időzített, saját szállal</text:p>
            </text:list-item>
            <text:list-item>
              <text:p text:style-name="P50">continue<text:tab/>Saját szál belső ütemezés ill. folyamatos</text:p>
            </text:list-item>
            <text:list-item>
              <text:p text:style-name="P50">passive<text:tab/>Valamilyen lekérdezés járulékos eredményeként</text:p>
            </text:list-item>
          </text:list>
        </text:list-item>
        <text:list-item>
          <text:p text:style-name="P50">superior<text:tab/>Alárendelteket (passive) ellenőrző eljárásokat hív, szolgál ki.</text:p>
          <text:list>
            <text:list-item>
              <text:p text:style-name="P49"><text:span text:style-name="T2">&lt;üres&gt;</text:span><text:span text:style-name="T24"><text:tab/>Alárendelt viszony,automatikus</text:span></text:p>
            </text:list-item>
            <text:list-item>
              <text:p text:style-name="P50">custom<text:tab/>egyedileg kezelt (a cInspector objektum nem ovassa be az alárendelteket, azok egyedileg kezelendőek)</text:p>
            </text:list-item>
          </text:list>
        </text:list-item>
        <text:list-item>
          <text:p text:style-name="P50">protocol<text:tab/>Protokol, módszer a szolgáltatás végrehajtásához</text:p>
        </text:list-item>
        <text:list-item>
          <text:p text:style-name="P50">ifType<text:tab/>A szolgáltatás hierarhia mely port típus linkjével azonos (paraméter: interface típus neve)</text:p>
        </text:list-item>
        <text:list-item>
          <text:p text:style-name="P50">serial<text:tab/>Serial port paraméterei pl.: "serial=19200 7E1 No"</text:p>
        </text:list-item>
        <text:list-item>
          <text:p text:style-name="P50">logrot<text:tab/>Log az stderr-re, log fájlt a superior kezeli. Log fájl rotálása (par1: max méret, par2: arhiv [db])</text:p>
        </text:list-item>
        <text:list-item>
          <text:p text:style-name="P50">lognull<text:tab/>A superior az stderr és stdout-ot a null-ba irányítja. A szolgáltatás önállóan loggol.</text:p>
        </text:list-item>
        <text:list-item>
          <text:p text:style-name="P50">tcp<text:tab/>Alternatív TCP port megadása, paraméter a port száma</text:p>
        </text:list-item>
        <text:list-item>
          <text:p text:style-name="P50">udp<text:tab/>Alternatív UDP port megadása, paraméter a port száma</text:p>
        </text:list-item>
      </text:list>
      <text:list xml:id="list175345864399908" text:continue-list="list175345678029112" text:style-name="List_20_1">
        <text:list-item>
          <text:p text:style-name="P24"><text:span text:style-name="T22">MAX CHECK ATTEMPTS</text:span><text:span text:style-name="T24"> </text:span><text:span text:style-name="T2">&lt;szám&gt;</text:span><text:span text:style-name="T22">;<text:line-break/>NORMAL CHECK INTERVAL </text:span><text:span text:style-name="T2">&lt;szám&gt;</text:span><text:span text:style-name="T22">;<text:line-break/>RETRY CHECK INTERVAL </text:span><text:span text:style-name="T2">&lt;szám&gt;</text:span><text:span text:style-name="T22">;<text:line-break/>FLAPPING INTERVAL </text:span><text:span text:style-name="T2">&lt;string&gt;</text:span><text:span text:style-name="T22">;<text:line-break/>FLAPPING MAX CHANGE </text:span><text:span text:style-name="T2">&lt;szám&gt;</text:span><text:span text:style-name="T22">;<text:line-break/></text:span><text:span text:style-name="T24">Alapértelmezett értékek, lásd később.</text:span></text:p>
        </text:list-item>
        <text:list-item>
          <text:p text:style-name="P24"><text:span text:style-name="T22">SET</text:span><text:span text:style-name="T24"> </text:span><text:span text:style-name="T2">&lt;mező név&gt;</text:span><text:span text:style-name="T24"> </text:span><text:span text:style-name="T22">=</text:span><text:span text:style-name="T24"> </text:span><text:span text:style-name="T2">&lt;érték&gt;</text:span><text:span text:style-name="T24"> </text:span><text:span text:style-name="T22">;<text:line-break/></text:span>Közvetlen értékadása egy mezőnek. A megadott nevű mezőnek léteznie kell a services rekordban. Az értelmező nem ellenőrzi az adat típust, de a rekord mentésekor okozhat hibát, ha az nem megfelelő.</text:p>
        </text:list-item>
      </text:list>
      <text:h text:style-name="Heading_20_6" text:outline-level="6"><text:soft-page-break/>Példák</text:h>
      <text:p text:style-name="Text_20_body">Néhány protokoll definíció:</text:p>
      <text:p text:style-name="P2">SERVICE local <text:s text:c="6"/>"local service" <text:s text:c="8"/>{ NIL; <text:s text:c="5"/>PROP ":PROTOCOL:"; }</text:p>
      <text:p text:style-name="P2">SERVICE snmp <text:s text:c="7"/>snmp <text:s text:c="19"/>{ UDP 161; <text:s/>PROP ":PROTOCOL:"; }</text:p>
      <text:p text:style-name="Text_20_body">Aktív „szolgáltatás”-ok:</text:p>
      <text:p text:style-name="P2">SERVICE lv2d "Lanview2 super server" {</text:p>
      <text:p text:style-name="P2"><text:s text:c="4"/>NIL;</text:p>
      <text:p text:style-name="P2"><text:s text:c="4"/>PROP ":daemon=continue:inspector=timed:superior:";</text:p>
      <text:p text:style-name="P2"><text:s text:c="4"/>NORMAL CHECK INTERVAL <text:s/>60;</text:p>
      <text:p text:style-name="P2"><text:s text:c="4"/>RETRY CHECK INTERVAL <text:s text:c="2"/>60;</text:p>
      <text:p text:style-name="P2">}</text:p>
      <text:p text:style-name="P2">SERVICE import "import daemon" {</text:p>
      <text:p text:style-name="P2"><text:s text:c="4"/>NIL;</text:p>
      <text:p text:style-name="P2"><text:s text:c="4"/>PROP ":daemon=respawn:";</text:p>
      <text:p text:style-name="P2"><text:s text:c="4"/>COMMAND "import -D";</text:p>
      <text:p text:style-name="P2"><text:s text:c="4"/>NORMAL CHECK INTERVAL 300;</text:p>
      <text:p text:style-name="P2"><text:s text:c="4"/>RETRY CHECK INTERVAL <text:s/>300;</text:p>
      <text:p text:style-name="P2">}</text:p>
      <text:p text:style-name="P2"/>
      <text:p text:style-name="P2">SERVICE portstat "Device port status query daemon" {</text:p>
      <text:p text:style-name="P2"><text:s text:c="4"/>NIL;</text:p>
      <text:p text:style-name="P2"><text:s text:c="4"/>PROP ":daemon=contimue:inspector=timed:superior:";</text:p>
      <text:p text:style-name="P2"><text:s text:c="4"/>COMMAND "portstat";</text:p>
      <text:p text:style-name="P2"><text:s text:c="4"/>NORMAL CHECK INTERVAL 300;</text:p>
      <text:p text:style-name="P2"><text:s text:c="4"/>RETRY CHECK INTERVAL <text:s/>300;</text:p>
      <text:p text:style-name="P2">}</text:p>
      <text:p text:style-name="P2"/>
      <text:p text:style-name="P2">SERVICE arpd <text:s text:c="7"/>"Arp daemon" {</text:p>
      <text:p text:style-name="P2"><text:s text:c="4"/>NIL;</text:p>
      <text:p text:style-name="P2"><text:s text:c="4"/>PROP ":daemon=continue:inspector=timed:superior:";</text:p>
      <text:p text:style-name="P2"><text:s text:c="4"/>COMMAND "arpd";</text:p>
      <text:p text:style-name="P2"><text:s text:c="4"/>NORMAL CHECK INTERVAL <text:s/>600;</text:p>
      <text:p text:style-name="P2"><text:s text:c="4"/>RETRY CHECK INTERVAL <text:s text:c="2"/>600;</text:p>
      <text:p text:style-name="P2">}</text:p>
      <text:p text:style-name="Text_20_body">Az lv2d a lekérdező daemonokat futtató daemon definíciója.</text:p>
      <text:p text:style-name="Text_20_body">Az import a jelenleg tárgyalt import daemon módban való futtatását teszi lehetővé. Mivel az import minden feldolgozás után kilép, ezlt meg kell adni a „daemon=respawn” paramétert.</text:p>
      <text:p text:style-name="Text_20_body">A portstat egy a switch-ek port státusát lekérdező daemon. Folyamatosan futó daemon, belső időzítéssel, és alárendelt szolgáltatások tartozhatnak hozzá. Az alárendelt szolgáltatás definíciója:</text:p>
      <text:p text:style-name="example">SERVICE "pstat" "Query port status by &lt;protocol&gt;" {</text:p>
      <text:p text:style-name="example"><text:s text:c="4"/>NIL;</text:p>
      <text:p text:style-name="example"><text:s text:c="4"/>SUPERIOR SERVICE MASK "portstat";</text:p>
      <text:p text:style-name="example"><text:s text:c="4"/>PROP ":inspector=timed:superior=custom:";</text:p>
      <text:p text:style-name="example"><text:s text:c="4"/>MAX CHECK ATTEMPTS <text:s text:c="4"/>2;</text:p>
      <text:p text:style-name="example"><text:s text:c="4"/>NORMAL CHECK INTERVAL 30;</text:p>
      <text:p text:style-name="example"><text:s text:c="4"/>RETRY CHECK INTERVAL <text:s/>30;</text:p>
      <text:p text:style-name="example">}</text:p>
      <text:p text:style-name="example"/>
      <text:p text:style-name="example">SERVICE rlinkstat "Jelenlét, a switch port állapota alapján" {</text:p>
      <text:p text:style-name="example"><text:s text:c="4"/>NIL;</text:p>
      <text:p text:style-name="example"><text:s text:c="4"/>SUPERIOR SERVICE MASK "pstat";</text:p>
      <text:p text:style-name="example"><text:s text:c="4"/>PROP ":inspector=passive:iftype=ethernet:";</text:p>
      <text:p text:style-name="example"><text:s text:c="4"/>MAX CHECK ATTEMPTS <text:s text:c="5"/>2;</text:p>
      <text:p text:style-name="example">}</text:p>
      <text:p text:style-name="Text_20_body">A pstat egy passzív szolgáltatás, definiálja, mely eszközöket kell lekérdezni, és milyen módszerrel (ezek az adatok már az eszközzel való összerendeléskor adhatóak meg).</text:p>
      <text:p text:style-name="Text_20_body">Mivel a switch port link statusa alkalmas a rá csatlakozó eszköz jelenlét érzékelésére, az rlinkstat az ezzel kapcsolatos tevékenységet definiálja. Ebben az esetben a linkek vagyis a topológia alapján a szolgáltatáspáldányok hierarchiája is egyértelmű.</text:p>
      <text:p text:style-name="Text_20_body">Az arpd eszközök ARP tábláit kérdezi le. Az alárendelt szolgáltatás az arp:</text:p>
      <text:p text:style-name="example">SERVICE "arp" "ARP tábla lekérdezése" {</text:p>
      <text:p text:style-name="example"><text:s text:c="4"/>NIL;</text:p>
      <text:p text:style-name="example"><text:s text:c="4"/>PROP ":inspector=timed:";</text:p>
      <text:p text:style-name="example"><text:s text:c="4"/>MAX CHECK ATTEMPTS <text:s text:c="4"/>3;</text:p>
      <text:p text:style-name="example"><text:s text:c="4"/>NORMAL CHECK INTERVAL 300;</text:p>
      <text:p text:style-name="example"><text:s text:c="4"/>RETRY CHECK INTERVAL <text:s text:c="2"/>60;</text:p>
      <text:p text:style-name="example">}</text:p>
      <text:p text:style-name="Text_20_body">Az arp definiálja az arpd számára, hogy mely eszközöket kell lekérdezni. A konkrét példányokban lesz meghatározva, hogy ez a lekérdezés milyen módszerrel és protokollal történik, lsd. később.</text:p>
      <text:h text:style-name="Heading_20_4" text:outline-level="4"><text:soft-page-break/>Szolgáltatások</text:h>
      <text:p text:style-name="Text_20_body">A konkrét tevékenységeket jelentik. A host_services tábla rekordjai reprezentálják <text:s/>Lsd.: databases/services.sql</text:p>
      <text:p text:style-name="Text_20_body">Definíció az importban:</text:p>
      <text:p text:style-name="example">HOST SERVICE <text:span text:style-name="T2">&lt;eszköz név&gt;</text:span><text:span text:style-name="T22">:</text:span><text:span text:style-name="T2">&lt;típus név&gt; [</text:span><text:span text:style-name="T22">:</text:span><text:span text:style-name="T2">&lt;port&gt;] [&lt;leírás&gt;]</text:span>;</text:p>
      <text:p text:style-name="example">HOST SERVICE <text:span text:style-name="T2">&lt;eszköz név&gt;</text:span><text:span text:style-name="T22">:</text:span><text:span text:style-name="T2">&lt;típus név&gt; [</text:span><text:span text:style-name="T22">:</text:span><text:span text:style-name="T2">&lt;port&gt;] [&lt;leírás&gt;]</text:span> {</text:p>
      <text:p text:style-name="example"><text:tab/><text:span text:style-name="T2">&lt;paraméterek&gt;</text:span></text:p>
      <text:p text:style-name="example">}</text:p>
      <text:p text:style-name="Text_20_body">Ahol az &lt;eszköz név&gt; egy <text:span text:style-name="T17">NODE</text:span>, <text:span text:style-name="T22">HOST</text:span> vagy <text:span text:style-name="T17">SNMPDEV</text:span> típusú objektumnak a neve, a &lt;típus név&gt; pedig egy szolgáltatás típusnak a neve.</text:p>
      <text:p text:style-name="Text_20_body">A paraméterek:</text:p>
      <text:list xml:id="list175346114887571" text:continue-numbering="true" text:style-name="List_20_1">
        <text:list-item>
          <text:p text:style-name="P24"><text:span text:style-name="T22">PRIME SERVICE </text:span><text:span text:style-name="T2">&lt;service&gt;</text:span><text:span text:style-name="T22"> ;<text:line-break/></text:span>Az ellenőrzés elsődleges módszerét azonosító, opcionális szerviz típus.</text:p>
        </text:list-item>
        <text:list-item>
          <text:p text:style-name="P24"><text:span text:style-name="T17">PROTOCOL SERVICE </text:span><text:span text:style-name="T2">&lt;service&gt;</text:span><text:span text:style-name="T17"> ;</text:span><text:line-break/>Az ellenőrzés módszerének opcionális további azonosításra szolgáló szerviz típus.</text:p>
        </text:list-item>
        <text:list-item>
          <text:p text:style-name="P24"><text:span text:style-name="T22">ALARM MESSAGE</text:span><text:span text:style-name="T23"> </text:span><text:span text:style-name="T1">&lt;string&gt;</text:span><text:span text:style-name="T22">;<text:line-break/></text:span><text:span text:style-name="T24">Riasztás esetén használt üzenet megadása. A MESSAGE kulcsszó rövidíthető MSG-nek is.</text:span></text:p>
        </text:list-item>
        <text:list-item>
          <text:p text:style-name="P24"><text:span text:style-name="T22">PORT</text:span><text:span text:style-name="T24"> </text:span><text:span text:style-name="T2">&lt;port név&gt;</text:span><text:span text:style-name="T22">;</text:span><text:span text:style-name="T24"><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24"><text:span text:style-name="T22">COMMAND</text:span><text:span text:style-name="T24"> </text:span><text:span text:style-name="T2">&lt;string&gt;</text:span><text:span text:style-name="T22">;</text:span><text:span text:style-name="T24"><text:line-break/>Hasonló szerepe van, mint a szolgáltatás típusnál, de természetesen itt a konkrét eszközhöz rendelt szolgáltatásra vonatkozik. Azt felülbírálja.</text:span></text:p>
        </text:list-item>
        <text:list-item>
          <text:p text:style-name="P24"><text:span text:style-name="T22">PROPERTIES </text:span><text:span text:style-name="T2">&lt;string&gt;</text:span><text:span text:style-name="T22"> ;</text:span><text:span text:style-name="T24"><text:line-break/>Hasonló szerepe van, mint a szolgáltatás típusnál, de természetesen itt a konkrét eszközhöz rendelt szolgáltatásra vonatkozik. Azt felülbírálja, ill. kiegészíti.</text:span></text:p>
        </text:list-item>
        <text:list-item>
          <text:p text:style-name="P24"><text:span text:style-name="T22">DELEGATE HOST STATE</text:span><text:span text:style-name="T24"> </text:span><text:span text:style-name="T2">&lt;flag&gt;</text:span><text:span text:style-name="T26">;</text:span><text:span text:style-name="T24"><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24"><text:span text:style-name="T22">SUPERIOR SERVICE</text:span><text:span text:style-name="T24"> </text:span><text:span text:style-name="T2">[&lt;eszköz név&gt;</text:span><text:span text:style-name="T22">:</text:span><text:span text:style-name="T2">[&lt;port név&gt;</text:span><text:span text:style-name="T22">:</text:span><text:span text:style-name="T2">]]&lt;szolgáltatás típus&gt;</text:span><text:span text:style-name="T22">;<text:line-break/></text:span><text:span text:style-name="T24">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51"><text:span text:style-name="T17">MAX CHECK ATTEMPTS</text:span> <text:span text:style-name="T1">&lt;szám&gt;</text:span><text:span text:style-name="T17">;</text:span><text:line-break/>A Nagios-ból kölcsönzött paraméter, hasonló jelentéssel.</text:p>
        </text:list-item>
        <text:list-item>
          <text:p text:style-name="P24"><text:span text:style-name="T22">NORMAL CHECK INTERVAL</text:span><text:span text:style-name="T24"> </text:span><text:span text:style-name="T2">&lt;szám&gt;</text:span><text:span text:style-name="T22">;</text:span><text:span text:style-name="T24"><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24"><text:span text:style-name="T22">RETRY CHECK INTERVAL</text:span><text:span text:style-name="T24"> </text:span><text:span text:style-name="T2">&lt;szám&gt;</text:span><text:span text:style-name="T22">;</text:span><text:span text:style-name="T24"><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24"><text:span text:style-name="T22">TIME PERIODS</text:span><text:span text:style-name="T24"> </text:span><text:span text:style-name="T2">&lt;név&gt;</text:span><text:span text:style-name="T22">;<text:line-break/></text:span><text:span text:style-name="T24">Azt adja meg, hogy a lekérdezés mely időintervallumokban történjen meg. Ha nincs megadva akkor az előre definiált „always” időintervallum az alapértelmezett.</text:span></text:p>
        </text:list-item>
        <text:list-item>
          <text:p text:style-name="P24"><text:span text:style-name="T22">OFF LINE GROUP</text:span><text:span text:style-name="T24"> </text:span><text:span text:style-name="T2">&lt;név&gt;</text:span><text:span text:style-name="T22">;</text:span><text:span text:style-name="T24"><text:line-break/>Riasztás esetén mely csoport tagjai kapjanak üzenetet.</text:span></text:p>
        </text:list-item>
        <text:list-item>
          <text:p text:style-name="P24"><text:span text:style-name="T22">ON LINE GROUP</text:span><text:span text:style-name="T24"> </text:span><text:span text:style-name="T2">&lt;név&gt;</text:span><text:span text:style-name="T22">;</text:span><text:span text:style-name="T24"><text:line-break/>A megadott csoport tagjainak a web felületen ennek a szolgáltatásnak a riasztásai meg fognak jelenni.</text:span></text:p>
        </text:list-item>
        <text:list-item>
          <text:p text:style-name="P24"><text:span text:style-name="T22">SET</text:span><text:span text:style-name="T24"> </text:span><text:span text:style-name="T2">&lt;mező név&gt;</text:span><text:span text:style-name="T24"> </text:span><text:span text:style-name="T22">=</text:span><text:span text:style-name="T24"> </text:span><text:span text:style-name="T2">&lt;érték&gt;</text:span><text:span text:style-name="T22">;</text:span><text:span text:style-name="T24"><text:line-break/>Egy mező értékének a közvetlen megadása.</text:span></text:p>
        </text:list-item>
      </text:list>
      <text:p text:style-name="P11">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oft-page-break/><text:s text:c="4"/>SUPERIOR SERVICE "lanview2.xyz.local":portstat;</text:p>
      <text:p text:style-name="P2"><text:s text:c="4"/>DELEGATE HOST STAT ON;</text:p>
      <text:p text:style-name="P2">}</text:p>
      <text:p text:style-name="P2">LINK END "sw1.xyz.local" TO END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2">&lt;típus&gt; &lt;érték&gt;</text:span> TITLE <text:span text:style-name="T2">&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2">[&lt;tábla neve&gt;]</text:span> SHAPE <text:span text:style-name="T2">&lt;leíró neve&gt; [&lt;leírás&gt;]</text:span> { <text:span text:style-name="T2">&lt;paraméterek&gt;</text:span> }</text:p>
      <text:p text:style-name="Text_20_body">Ahol a <text:span text:style-name="T2">&lt;tábla neve&gt;</text:span> a megjelenítendő adattábla neve (adatbázis tábla név), ha meg eggyezik a leíró nevével, akkor elhagyható.</text:p>
      <text:p text:style-name="Text_20_body">A <text:span text:style-name="T2">&lt;leíró neve&gt;a leíró neve, egyedi kell hogy legyen.</text:span> Az opcionális <text:span text:style-name="T2">&lt;leírás&gt;</text:span> pedig egy leírás ill. megjegyzés.</text:p>
      <text:p text:style-name="Text_20_body">A <text:span text:style-name="T2">&lt;paraméterek&gt;</text:span> pedig a következők lehetnek:</text:p>
      <text:list xml:id="list7214843231117761192" text:style-name="L12">
        <text:list-item>
          <text:p text:style-name="P54"><text:span text:style-name="T17">SET DEFAULTS ;</text:span><text:line-break/>A megjelenítő leíró alapbeállításait a tábla tulajdonságai alapján állítja be, valamint végigvesszi a tábla mezőit, és a mező leírókat is beállítja alapértelmezettre a mező tulajdonságai alapján.</text:p>
        </text:list-item>
        <text:list-item>
          <text:p text:style-name="P54"><text:span text:style-name="T22">SET</text:span><text:span text:style-name="T24"> </text:span><text:span text:style-name="T2">&lt;mező név&gt;</text:span><text:span text:style-name="T24"> </text:span><text:span text:style-name="T22">=</text:span><text:span text:style-name="T24"> </text:span><text:span text:style-name="T2">&lt;érték&gt;</text:span><text:span text:style-name="T22">;</text:span><text:span text:style-name="T24"><text:line-break/>Egy mező értékének a közvetlen megadása (a leíróban).</text:span></text:p>
        </text:list-item>
        <text:list-item>
          <text:p text:style-name="P52">TABLE TITLE &lt;string&gt; ;</text:p>
          <text:p text:style-name="P52"/>
        </text:list-item>
        <text:list-item>
          <text:p text:style-name="P52">TABLE TYPE &lt;értékek&gt; ;</text:p>
          <text:p text:style-name="P52"><text:s/></text:p>
        </text:list-item>
        <text:list-item>
          <text:p text:style-name="P52">TABLE READ ONLY [&lt;flag&gt;] ;</text:p>
        </text:list-item>
        <text:list-item>
          <text:p text:style-name="P52">TABLE PROPERTIES &lt;string&gt; ;</text:p>
        </text:list-item>
        <text:list-item>
          <text:p text:style-name="P52">LEFT SHAPE &lt;shape név&gt; ;</text:p>
        </text:list-item>
        <text:list-item>
          <text:p text:style-name="P52">RIGHT SHAPE &lt;shape név&gt; ;</text:p>
        </text:list-item>
        <text:list-item>
          <text:p text:style-name="P52">REFINE &lt;string&gt; ;</text:p>
        </text:list-item>
        <text:list-item>
          <text:p text:style-name="P52">TABLE INHERIT TYPE &lt;típus&gt; ;</text:p>
        </text:list-item>
        <text:list-item>
          <text:p text:style-name="P52">INHERIT TABLE NAMES &lt;tábla nevek&gt; ;</text:p>
        </text:list-item>
        <text:list-item>
          <text:p text:style-name="P52"><text:soft-page-break/>TABLE VIEW RIGHTS &lt;jog&gt; ;</text:p>
        </text:list-item>
        <text:list-item>
          <text:p text:style-name="P52">TABLE EDIT RIGHTS &lt;jog&gt; ;</text:p>
        </text:list-item>
        <text:list-item>
          <text:p text:style-name="P52">TABLE DELETE RIGHTS &lt;jog&gt; ;</text:p>
        </text:list-item>
        <text:list-item>
          <text:p text:style-name="P52">TABLE INSERT RIGHTS &lt;jog&gt; ;</text:p>
        </text:list-item>
        <text:list-item>
          <text:p text:style-name="P52">SET &lt;megjelenítendő mező név&gt;.&lt;mező leíró mező név&gt; = &lt;érték&gt; ;</text:p>
        </text:list-item>
        <text:list-item>
          <text:p text:style-name="P52">SET (&lt;megjelenítendő mező nevek&gt;).&lt;mező leíró mező név&gt; = &lt;érték&gt; ;</text:p>
        </text:list-item>
        <text:list-item>
          <text:p text:style-name="P52">FIELD &lt;megjelenítendő mező név&gt; TITLE &lt;string&gt; ;</text:p>
        </text:list-item>
        <text:list-item>
          <text:p text:style-name="P52">FIELD &lt;megjelenítendő mező név&gt; NOTE &lt;string&gt; ;</text:p>
        </text:list-item>
        <text:list-item>
          <text:p text:style-name="P52">FIELD &lt;megjelenítendő mező név&gt; TITLE &lt;title&gt; &lt;NOTE&gt; ;</text:p>
        </text:list-item>
        <text:list-item>
          <text:p text:style-name="P52">FIELD &lt;megjelenítendő mező név&gt; VIEW RIGHTS &lt;jog&gt; ;</text:p>
        </text:list-item>
        <text:list-item>
          <text:p text:style-name="P52">FIELD &lt;megjelenítendő mező név&gt; EDIT RIGHTS &lt;jog&gt; ;</text:p>
        </text:list-item>
        <text:list-item>
          <text:p text:style-name="P52">FIELD &lt;megjelenítendő mező név&gt; DELETE RIGHTS &lt;jog&gt; ;</text:p>
        </text:list-item>
        <text:list-item>
          <text:p text:style-name="P52">FIELD &lt;megjelenítendő mező név&gt; INSERT RIGHTS &lt;jog&gt; ;</text:p>
        </text:list-item>
        <text:list-item>
          <text:p text:style-name="P52">FIELD &lt;megjelenítendő mező név&gt; HIDE [&lt;flag&gt;] ;</text:p>
        </text:list-item>
        <text:list-item>
          <text:p text:style-name="P52">FIELD &lt;megjelenítendő mező név&gt; DEFAULT VALUE &lt;string&gt; ;</text:p>
        </text:list-item>
        <text:list-item>
          <text:p text:style-name="P52">FIELD &lt;megjelenítendő mező név&gt; READ ONLY [&lt;flag&gt;];</text:p>
        </text:list-item>
        <text:list-item>
          <text:p text:style-name="P52">FIELD &lt;megjelenítendő mező név&gt; ADD FILTER &lt;típus&gt; &lt;title&gt; ;</text:p>
        </text:list-item>
        <text:list-item>
          <text:p text:style-name="P52">FIELD &lt;megjelenítendő mező név&gt; ADD FILTERS &lt;típus lista&gt; ;</text:p>
        </text:list-item>
        <text:list-item>
          <text:p text:style-name="P52">FIELD SEQUENCE [&lt;seq.&gt;] &lt;megjelenítendő mező nevek&gt; ;</text:p>
        </text:list-item>
        <text:list-item>
          <text:p text:style-name="P52">FIELD &lt;megjelenítendő mező nevek&gt; ORD [&lt;seq.&gt;] &lt;típus lista&gt; ;</text:p>
        </text:list-item>
        <text:list-item>
          <text:p text:style-name="P52">FIELD * ORD [&lt;seq.&gt;] &lt;típus lista&gt; ;</text:p>
        </text:list-item>
        <text:list-item>
          <text:p text:style-name="P52">FIELD ORD SEQUENCE [&lt;seq.&gt;] <text:s/>&lt;megjelenítendő mező nevek&gt; ;</text:p>
        </text:list-item>
      </text:list>
      <text:p text:style-name="P11">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oft-page-break/><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60" text:outline-level="4">Menük</text:h>
      <text:p text:style-name="P11"/>
      <text:p text:style-name="P5"><text:span text:style-name="T23">GUI </text:span><text:span text:style-name="T2">&lt;app. név&gt;</text:span><text:span text:style-name="T23"> { </text:span><text:span text:style-name="T2">&lt;menük&gt;</text:span><text:span text:style-name="T23"> }</text:span></text:p>
      <text:p text:style-name="Text_20_body">&lt;menük&gt; :</text:p>
      <text:p text:style-name="example"><text:span text:style-name="T27">&lt;menü&gt;</text:span> MENU <text:span text:style-name="T24">[&lt;leírás&gt;] [&lt;paraméterek&gt;]</text:span> { <text:span text:style-name="T2">&lt;menu elemek&gt;</text:span> }</text:p>
      <text:p text:style-name="P11">&lt;paraméterek&gt;</text:p>
      <text:list xml:id="list1965119524090783415" text:style-name="L13">
        <text:list-item>
          <text:p text:style-name="P31"><text:span text:style-name="T23">TOOL TIP </text:span><text:span text:style-name="T2">&lt;string&gt;</text:span><text:span text:style-name="T23"> ;</text:span></text:p>
          <text:p text:style-name="P53"/>
        </text:list-item>
        <text:list-item>
          <text:p text:style-name="P31"><text:span text:style-name="T23">WHATS THIS </text:span><text:span text:style-name="T2">&lt;string&gt;</text:span><text:span text:style-name="T23"> ;</text:span></text:p>
          <text:p text:style-name="P53"/>
        </text:list-item>
      </text:list>
      <text:p text:style-name="P12">&lt;menu elemek&gt;</text:p>
      <text:list xml:id="list6859738162227388904" text:style-name="L14">
        <text:list-item>
          <text:p text:style-name="P32"><text:span text:style-name="T2">&lt;menü&gt;</text:span> MENU <text:span text:style-name="T2">[&lt;leírás&gt;] [&lt;paraméterek&gt;]</text:span> { <text:span text:style-name="T2">&lt;menu elemek&gt;</text:span> }</text:p>
          <text:p text:style-name="P55"/>
        </text:list-item>
        <text:list-item>
          <text:p text:style-name="P55"><text:span text:style-name="T1">&lt;menu&gt;</text:span> <text:span text:style-name="T17">SHAPE</text:span><text:span text:style-name="T1"> &lt;shape név&gt; [&lt;leírás&gt;] </text:span><text:span text:style-name="T2">[&lt;paraméterek&gt;]</text:span><text:span text:style-name="T6"> </text:span><text:span text:style-name="T17">;</text:span></text:p>
          <text:p text:style-name="P55"/>
        </text:list-item>
        <text:list-item>
          <text:p text:style-name="P55"><text:span text:style-name="T1">&lt;menu&gt;</text:span> <text:span text:style-name="T17">EXEC</text:span> <text:span text:style-name="T1">&lt;cmd&gt; [&lt;leírás&gt;] </text:span><text:span text:style-name="T2">[&lt;paraméterek&gt;] </text:span><text:span text:style-name="T17">;</text:span></text:p>
          <text:p text:style-name="P55"/>
        </text:list-item>
        <text:list-item>
          <text:p text:style-name="P55"><text:span text:style-name="T1">&lt;menu&gt;</text:span> <text:span text:style-name="T17">OWN</text:span> <text:span text:style-name="T1">&lt;név&gt; [&lt;leírás&gt;] </text:span><text:span text:style-name="T2">[&lt;paraméterek&gt;] </text:span><text:span text:style-name="T17">;</text:span></text:p>
          <text:p text:style-name="P55"/>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style: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style:contextual-spacing="false" fo:text-indent="0cm" style:auto-text-indent="false"/>
      <style:text-properties fo:font-size="9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9pt" fo:font-style="italic"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5-06-30T17:53:45.162073248">2015-06-30</text:date></text:p>
      </style:header>
      <style:footer>
        <text:p text:style-name="Footer"><text:tab/><text:page-number text:select-page="current">20</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5-06-30T17:53:45.120198920</dc:date>
    <meta:editing-duration>P6DT15H13M42S</meta:editing-duration>
    <meta:editing-cycles>78</meta:editing-cycles>
    <meta:generator>LibreOffice/4.2.8.2$Linux_X86_64 LibreOffice_project/420m0$Build-2</meta:generator>
    <meta:printed-by>Csiki Ferenc</meta:printed-by>
    <meta:print-date>2012-10-26T09:04:37</meta:print-date>
    <meta:document-statistic meta:table-count="0" meta:image-count="0" meta:object-count="0" meta:page-count="20" meta:paragraph-count="798" meta:word-count="9746" meta:character-count="66555" meta:non-whitespace-character-count="56650"/>
  </office:meta>
</office:document-meta>
</file>